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 fo:padding-left="0.0555in" fo:padding-right="0.0555in" fo:padding-top="0.0138in" fo:padding-bottom="0.0138in" fo:border="0.51pt solid #000000" style:shadow="none"/>
    </style:style>
    <style:style style:name="P2" style:family="paragraph" style:parent-style-name="Text_20_body">
      <style:paragraph-properties fo:margin-top="0in" fo:margin-bottom="0.111in" style:contextual-spacing="false" fo:line-height="108%"/>
      <style:text-properties officeooo:paragraph-rsid="001333e7"/>
    </style:style>
    <style:style style:name="P3" style:family="paragraph" style:parent-style-name="Heading_20_2">
      <style:paragraph-properties fo:margin-top="0in" fo:margin-bottom="0.111in" style:contextual-spacing="false" fo:line-height="108%"/>
    </style:style>
    <style:style style:name="P4" style:family="paragraph" style:parent-style-name="Heading_20_3">
      <style:paragraph-properties fo:margin-top="0in" fo:margin-bottom="0.111in" style:contextual-spacing="false" fo:line-height="108%"/>
    </style:style>
    <style:style style:name="P5" style:family="paragraph" style:parent-style-name="Text_20_body">
      <style:paragraph-properties fo:margin-top="0in" fo:margin-bottom="0.111in" style:contextual-spacing="false" fo:line-height="108%"/>
    </style:style>
    <style:style style:name="P6" style:family="paragraph" style:parent-style-name="Text_20_body" style:list-style-name="L1">
      <style:paragraph-properties fo:margin-top="0in" fo:margin-bottom="0in" style:contextual-spacing="false" fo:line-height="108%"/>
    </style:style>
    <style:style style:name="P7" style:family="paragraph" style:parent-style-name="Text_20_body" style:list-style-name="L1">
      <style:paragraph-properties fo:line-height="108%"/>
    </style:style>
    <style:style style:name="P8" style:family="paragraph" style:parent-style-name="Horizontal_20_Line">
      <style:paragraph-properties fo:margin-top="0in" fo:margin-bottom="0.111in" style:contextual-spacing="false"/>
    </style:style>
    <style:style style:name="P9" style:family="paragraph" style:parent-style-name="Text_20_body" style:list-style-name="L2">
      <style:paragraph-properties fo:margin-top="0in" fo:margin-bottom="0in" style:contextual-spacing="false" fo:line-height="108%"/>
    </style:style>
    <style:style style:name="P10" style:family="paragraph" style:parent-style-name="Text_20_body" style:list-style-name="L2">
      <style:paragraph-properties fo:line-height="108%"/>
    </style:style>
    <style:style style:name="P11" style:family="paragraph" style:parent-style-name="Text_20_body" style:list-style-name="L3">
      <style:paragraph-properties fo:margin-top="0in" fo:margin-bottom="0in" style:contextual-spacing="false" fo:line-height="108%"/>
    </style:style>
    <style:style style:name="P12" style:family="paragraph" style:parent-style-name="Text_20_body" style:list-style-name="L3">
      <style:paragraph-properties fo:line-height="108%"/>
    </style:style>
    <style:style style:name="P13" style:family="paragraph" style:parent-style-name="Text_20_body" style:list-style-name="L4">
      <style:paragraph-properties fo:margin-top="0in" fo:margin-bottom="0in" style:contextual-spacing="false" fo:line-height="108%"/>
    </style:style>
    <style:style style:name="P14" style:family="paragraph" style:parent-style-name="Text_20_body" style:list-style-name="L4">
      <style:paragraph-properties fo:line-height="108%"/>
    </style:style>
    <style:style style:name="P15" style:family="paragraph" style:parent-style-name="Text_20_body" style:list-style-name="L5">
      <style:paragraph-properties fo:margin-top="0in" fo:margin-bottom="0in" style:contextual-spacing="false" fo:line-height="108%"/>
    </style:style>
    <style:style style:name="P16" style:family="paragraph" style:parent-style-name="Text_20_body" style:list-style-name="L5">
      <style:paragraph-properties fo:line-height="108%"/>
    </style:style>
    <style:style style:name="P17" style:family="paragraph" style:parent-style-name="Text_20_body" style:list-style-name="L6">
      <style:paragraph-properties fo:margin-top="0in" fo:margin-bottom="0in" style:contextual-spacing="false" fo:line-height="108%"/>
    </style:style>
    <style:style style:name="P18" style:family="paragraph" style:parent-style-name="Text_20_body" style:list-style-name="L6">
      <style:paragraph-properties fo:line-height="108%"/>
    </style:style>
    <style:style style:name="P19" style:family="paragraph" style:parent-style-name="Text_20_body" style:list-style-name="L7">
      <style:paragraph-properties fo:margin-top="0in" fo:margin-bottom="0in" style:contextual-spacing="false" fo:line-height="108%"/>
    </style:style>
    <style:style style:name="P20" style:family="paragraph" style:parent-style-name="Text_20_body" style:list-style-name="L7">
      <style:paragraph-properties fo:line-height="108%"/>
    </style:style>
    <style:style style:name="P21" style:family="paragraph" style:parent-style-name="Text_20_body" style:list-style-name="L8">
      <style:paragraph-properties fo:margin-top="0in" fo:margin-bottom="0in" style:contextual-spacing="false" fo:line-height="108%"/>
    </style:style>
    <style:style style:name="P22" style:family="paragraph" style:parent-style-name="Text_20_body" style:list-style-name="L8">
      <style:paragraph-properties fo:line-height="108%"/>
    </style:style>
    <style:style style:name="P23" style:family="paragraph" style:parent-style-name="Text_20_body" style:list-style-name="L9">
      <style:paragraph-properties fo:margin-top="0in" fo:margin-bottom="0in" style:contextual-spacing="false" fo:line-height="108%"/>
    </style:style>
    <style:style style:name="P24" style:family="paragraph" style:parent-style-name="Text_20_body" style:list-style-name="L9">
      <style:paragraph-properties fo:line-height="108%"/>
    </style:style>
    <style:style style:name="P25" style:family="paragraph" style:parent-style-name="Text_20_body" style:list-style-name="L10">
      <style:paragraph-properties fo:margin-top="0in" fo:margin-bottom="0in" style:contextual-spacing="false" fo:line-height="108%"/>
    </style:style>
    <style:style style:name="P26" style:family="paragraph" style:parent-style-name="Text_20_body" style:list-style-name="L10">
      <style:paragraph-properties fo:line-height="108%"/>
    </style:style>
    <style:style style:name="P27" style:family="paragraph" style:parent-style-name="Text_20_body" style:list-style-name="L11">
      <style:paragraph-properties fo:margin-top="0in" fo:margin-bottom="0in" style:contextual-spacing="false" fo:line-height="108%"/>
    </style:style>
    <style:style style:name="P28" style:family="paragraph" style:parent-style-name="Text_20_body" style:list-style-name="L11">
      <style:paragraph-properties fo:line-height="108%"/>
    </style:style>
    <style:style style:name="P29" style:family="paragraph" style:parent-style-name="Text_20_body" style:list-style-name="L12">
      <style:paragraph-properties fo:margin-top="0in" fo:margin-bottom="0in" style:contextual-spacing="false" fo:line-height="108%"/>
    </style:style>
    <style:style style:name="P30" style:family="paragraph" style:parent-style-name="Text_20_body" style:list-style-name="L12">
      <style:paragraph-properties fo:line-height="108%"/>
    </style:style>
    <style:style style:name="P31" style:family="paragraph" style:parent-style-name="Text_20_body" style:list-style-name="L13">
      <style:paragraph-properties fo:margin-top="0in" fo:margin-bottom="0in" style:contextual-spacing="false" fo:line-height="108%"/>
    </style:style>
    <style:style style:name="P32" style:family="paragraph" style:parent-style-name="Text_20_body" style:list-style-name="L13">
      <style:paragraph-properties fo:line-height="108%"/>
    </style:style>
    <style:style style:name="P33" style:family="paragraph" style:parent-style-name="Text_20_body" style:list-style-name="L14">
      <style:paragraph-properties fo:margin-top="0in" fo:margin-bottom="0in" style:contextual-spacing="false" fo:line-height="108%"/>
    </style:style>
    <style:style style:name="P34" style:family="paragraph" style:parent-style-name="Text_20_body" style:list-style-name="L14">
      <style:paragraph-properties fo:line-height="108%"/>
    </style:style>
    <style:style style:name="P35" style:family="paragraph" style:parent-style-name="Text_20_body" style:list-style-name="L15">
      <style:paragraph-properties fo:margin-top="0in" fo:margin-bottom="0in" style:contextual-spacing="false" fo:line-height="108%"/>
    </style:style>
    <style:style style:name="P36" style:family="paragraph" style:parent-style-name="Text_20_body" style:list-style-name="L15">
      <style:paragraph-properties fo:line-height="108%"/>
    </style:style>
    <style:style style:name="P37" style:family="paragraph" style:parent-style-name="Text_20_body" style:list-style-name="L16">
      <style:paragraph-properties fo:margin-top="0in" fo:margin-bottom="0in" style:contextual-spacing="false" fo:line-height="108%"/>
    </style:style>
    <style:style style:name="P38" style:family="paragraph" style:parent-style-name="Text_20_body" style:list-style-name="L16">
      <style:paragraph-properties fo:line-height="108%"/>
    </style:style>
    <style:style style:name="P39" style:family="paragraph" style:parent-style-name="Text_20_body" style:list-style-name="L17">
      <style:paragraph-properties fo:margin-top="0in" fo:margin-bottom="0in" style:contextual-spacing="false" fo:line-height="108%"/>
    </style:style>
    <style:style style:name="P40" style:family="paragraph" style:parent-style-name="Text_20_body" style:list-style-name="L17">
      <style:paragraph-properties fo:line-height="108%"/>
    </style:style>
    <style:style style:name="P41" style:family="paragraph" style:parent-style-name="Text_20_body" style:list-style-name="L18">
      <style:paragraph-properties fo:margin-top="0in" fo:margin-bottom="0in" style:contextual-spacing="false" fo:line-height="108%"/>
    </style:style>
    <style:style style:name="P42" style:family="paragraph" style:parent-style-name="Text_20_body" style:list-style-name="L18">
      <style:paragraph-properties fo:line-height="108%"/>
    </style:style>
    <style:style style:name="P43" style:family="paragraph" style:parent-style-name="Text_20_body" style:list-style-name="L19">
      <style:paragraph-properties fo:line-height="108%"/>
    </style:style>
    <style:style style:name="P44" style:family="paragraph" style:parent-style-name="Text_20_body" style:list-style-name="L20">
      <style:paragraph-properties fo:margin-top="0in" fo:margin-bottom="0in" style:contextual-spacing="false" fo:line-height="108%"/>
    </style:style>
    <style:style style:name="P45" style:family="paragraph" style:parent-style-name="Text_20_body" style:list-style-name="L20">
      <style:paragraph-properties fo:line-height="108%"/>
    </style:style>
    <style:style style:name="P46" style:family="paragraph" style:parent-style-name="Text_20_body" style:list-style-name="L21">
      <style:paragraph-properties fo:margin-top="0in" fo:margin-bottom="0in" style:contextual-spacing="false" fo:line-height="108%"/>
    </style:style>
    <style:style style:name="P47" style:family="paragraph" style:parent-style-name="Text_20_body" style:list-style-name="L21">
      <style:paragraph-properties fo:line-height="108%"/>
    </style:style>
    <style:style style:name="P48" style:family="paragraph" style:parent-style-name="Text_20_body" style:list-style-name="L22">
      <style:paragraph-properties fo:margin-top="0in" fo:margin-bottom="0in" style:contextual-spacing="false" fo:line-height="108%"/>
    </style:style>
    <style:style style:name="P49" style:family="paragraph" style:parent-style-name="Text_20_body" style:list-style-name="L22">
      <style:paragraph-properties fo:line-height="108%"/>
    </style:style>
    <style:style style:name="P50" style:family="paragraph" style:parent-style-name="Text_20_body" style:list-style-name="L23">
      <style:paragraph-properties fo:margin-top="0in" fo:margin-bottom="0in" style:contextual-spacing="false" fo:line-height="108%"/>
    </style:style>
    <style:style style:name="P51" style:family="paragraph" style:parent-style-name="Text_20_body" style:list-style-name="L23">
      <style:paragraph-properties fo:line-height="108%"/>
    </style:style>
    <style:style style:name="P52" style:family="paragraph" style:parent-style-name="Text_20_body" style:list-style-name="L24">
      <style:paragraph-properties fo:margin-top="0in" fo:margin-bottom="0in" style:contextual-spacing="false" fo:line-height="108%"/>
    </style:style>
    <style:style style:name="P53" style:family="paragraph" style:parent-style-name="Text_20_body" style:list-style-name="L24">
      <style:paragraph-properties fo:line-height="108%"/>
    </style:style>
    <style:style style:name="P54" style:family="paragraph" style:parent-style-name="Text_20_body" style:list-style-name="L25">
      <style:paragraph-properties fo:margin-top="0in" fo:margin-bottom="0in" style:contextual-spacing="false" fo:line-height="108%"/>
    </style:style>
    <style:style style:name="P55" style:family="paragraph" style:parent-style-name="Text_20_body" style:list-style-name="L25">
      <style:paragraph-properties fo:line-height="108%"/>
    </style:style>
    <style:style style:name="P56" style:family="paragraph" style:parent-style-name="Text_20_body" style:list-style-name="L26">
      <style:paragraph-properties fo:margin-top="0in" fo:margin-bottom="0in" style:contextual-spacing="false" fo:line-height="108%"/>
    </style:style>
    <style:style style:name="P57" style:family="paragraph" style:parent-style-name="Text_20_body" style:list-style-name="L26">
      <style:paragraph-properties fo:line-height="108%"/>
    </style:style>
    <style:style style:name="P58" style:family="paragraph" style:parent-style-name="Text_20_body" style:list-style-name="L27">
      <style:paragraph-properties fo:margin-top="0in" fo:margin-bottom="0in" style:contextual-spacing="false" fo:line-height="108%"/>
    </style:style>
    <style:style style:name="P59" style:family="paragraph" style:parent-style-name="Text_20_body" style:list-style-name="L27">
      <style:paragraph-properties fo:line-height="108%"/>
    </style:style>
    <style:style style:name="P60" style:family="paragraph" style:parent-style-name="Text_20_body" style:list-style-name="L28">
      <style:paragraph-properties fo:line-height="108%"/>
    </style:style>
    <style:style style:name="P61" style:family="paragraph" style:parent-style-name="Text_20_body" style:list-style-name="L29">
      <style:paragraph-properties fo:margin-top="0in" fo:margin-bottom="0in" style:contextual-spacing="false" fo:line-height="108%"/>
    </style:style>
    <style:style style:name="P62" style:family="paragraph" style:parent-style-name="Text_20_body" style:list-style-name="L29">
      <style:paragraph-properties fo:line-height="108%"/>
    </style:style>
    <style:style style:name="P63" style:family="paragraph" style:parent-style-name="Text_20_body" style:list-style-name="L30">
      <style:paragraph-properties fo:margin-top="0in" fo:margin-bottom="0in" style:contextual-spacing="false" fo:line-height="108%"/>
    </style:style>
    <style:style style:name="P64" style:family="paragraph" style:parent-style-name="Text_20_body" style:list-style-name="L30">
      <style:paragraph-properties fo:line-height="108%"/>
    </style:style>
    <style:style style:name="P65" style:family="paragraph" style:parent-style-name="Text_20_body" style:list-style-name="L31">
      <style:paragraph-properties fo:margin-top="0in" fo:margin-bottom="0in" style:contextual-spacing="false" fo:line-height="108%"/>
    </style:style>
    <style:style style:name="P66" style:family="paragraph" style:parent-style-name="Text_20_body" style:list-style-name="L31">
      <style:paragraph-properties fo:line-height="108%"/>
    </style:style>
    <style:style style:name="P67" style:family="paragraph" style:parent-style-name="Text_20_body" style:list-style-name="L32">
      <style:paragraph-properties fo:margin-top="0in" fo:margin-bottom="0in" style:contextual-spacing="false" fo:line-height="108%"/>
    </style:style>
    <style:style style:name="P68" style:family="paragraph" style:parent-style-name="Text_20_body" style:list-style-name="L32">
      <style:paragraph-properties fo:line-height="108%"/>
    </style:style>
    <style:style style:name="P69" style:family="paragraph" style:parent-style-name="Text_20_body" style:list-style-name="L33">
      <style:paragraph-properties fo:margin-top="0in" fo:margin-bottom="0in" style:contextual-spacing="false" fo:line-height="108%"/>
    </style:style>
    <style:style style:name="P70" style:family="paragraph" style:parent-style-name="Text_20_body" style:list-style-name="L33">
      <style:paragraph-properties fo:line-height="108%"/>
    </style:style>
    <style:style style:name="P71" style:family="paragraph" style:parent-style-name="Text_20_body" style:list-style-name="L34">
      <style:paragraph-properties fo:margin-top="0in" fo:margin-bottom="0in" style:contextual-spacing="false" fo:line-height="108%"/>
    </style:style>
    <style:style style:name="P72" style:family="paragraph" style:parent-style-name="Text_20_body" style:list-style-name="L34">
      <style:paragraph-properties fo:line-height="108%"/>
    </style:style>
    <style:style style:name="P73" style:family="paragraph" style:parent-style-name="Text_20_body" style:list-style-name="L35">
      <style:paragraph-properties fo:margin-top="0in" fo:margin-bottom="0in" style:contextual-spacing="false" fo:line-height="108%"/>
    </style:style>
    <style:style style:name="P74" style:family="paragraph" style:parent-style-name="Text_20_body" style:list-style-name="L35">
      <style:paragraph-properties fo:line-height="108%"/>
    </style:style>
    <style:style style:name="P75" style:family="paragraph" style:parent-style-name="Text_20_body" style:list-style-name="L36">
      <style:paragraph-properties fo:line-height="108%"/>
    </style:style>
    <style:style style:name="P76" style:family="paragraph" style:parent-style-name="Text_20_body" style:list-style-name="L37">
      <style:paragraph-properties fo:margin-top="0in" fo:margin-bottom="0in" style:contextual-spacing="false" fo:line-height="108%"/>
    </style:style>
    <style:style style:name="P77" style:family="paragraph" style:parent-style-name="Text_20_body" style:list-style-name="L37">
      <style:paragraph-properties fo:line-height="108%"/>
    </style:style>
    <style:style style:name="P78" style:family="paragraph" style:parent-style-name="Text_20_body" style:list-style-name="L38">
      <style:paragraph-properties fo:margin-top="0in" fo:margin-bottom="0in" style:contextual-spacing="false" fo:line-height="108%"/>
    </style:style>
    <style:style style:name="P79" style:family="paragraph" style:parent-style-name="Text_20_body" style:list-style-name="L38">
      <style:paragraph-properties fo:line-height="108%"/>
    </style:style>
    <style:style style:name="P80" style:family="paragraph" style:parent-style-name="Text_20_body" style:list-style-name="L39">
      <style:paragraph-properties fo:margin-top="0in" fo:margin-bottom="0in" style:contextual-spacing="false" fo:line-height="108%"/>
    </style:style>
    <style:style style:name="P81" style:family="paragraph" style:parent-style-name="Text_20_body" style:list-style-name="L39">
      <style:paragraph-properties fo:line-height="108%"/>
    </style:style>
    <style:style style:name="P82" style:family="paragraph" style:parent-style-name="Text_20_body" style:list-style-name="L40">
      <style:paragraph-properties fo:margin-top="0in" fo:margin-bottom="0in" style:contextual-spacing="false" fo:line-height="108%"/>
    </style:style>
    <style:style style:name="P83" style:family="paragraph" style:parent-style-name="Text_20_body" style:list-style-name="L40">
      <style:paragraph-properties fo:line-height="108%"/>
    </style:style>
    <style:style style:name="P84" style:family="paragraph" style:parent-style-name="Text_20_body" style:list-style-name="L41">
      <style:paragraph-properties fo:margin-top="0in" fo:margin-bottom="0in" style:contextual-spacing="false" fo:line-height="108%"/>
    </style:style>
    <style:style style:name="P85" style:family="paragraph" style:parent-style-name="Text_20_body" style:list-style-name="L41">
      <style:paragraph-properties fo:line-height="108%"/>
    </style:style>
    <style:style style:name="P86" style:family="paragraph" style:parent-style-name="Text_20_body" style:list-style-name="L42">
      <style:paragraph-properties fo:margin-top="0in" fo:margin-bottom="0in" style:contextual-spacing="false" fo:line-height="108%"/>
    </style:style>
    <style:style style:name="P87" style:family="paragraph" style:parent-style-name="Text_20_body" style:list-style-name="L42">
      <style:paragraph-properties fo:line-height="108%"/>
    </style:style>
    <style:style style:name="P88" style:family="paragraph" style:parent-style-name="Text_20_body" style:list-style-name="L43">
      <style:paragraph-properties fo:line-height="108%"/>
    </style:style>
    <style:style style:name="P89" style:family="paragraph" style:parent-style-name="Text_20_body" style:list-style-name="L44">
      <style:paragraph-properties fo:margin-top="0in" fo:margin-bottom="0in" style:contextual-spacing="false" fo:line-height="108%"/>
    </style:style>
    <style:style style:name="P90" style:family="paragraph" style:parent-style-name="Text_20_body" style:list-style-name="L44">
      <style:paragraph-properties fo:line-height="108%"/>
    </style:style>
    <style:style style:name="P91" style:family="paragraph" style:parent-style-name="Text_20_body" style:list-style-name="L45">
      <style:paragraph-properties fo:margin-top="0in" fo:margin-bottom="0in" style:contextual-spacing="false" fo:line-height="108%"/>
    </style:style>
    <style:style style:name="P92" style:family="paragraph" style:parent-style-name="Text_20_body" style:list-style-name="L45">
      <style:paragraph-properties fo:line-height="108%"/>
    </style:style>
    <style:style style:name="P93" style:family="paragraph" style:parent-style-name="Text_20_body" style:list-style-name="L46">
      <style:paragraph-properties fo:margin-top="0in" fo:margin-bottom="0in" style:contextual-spacing="false" fo:line-height="108%"/>
    </style:style>
    <style:style style:name="P94" style:family="paragraph" style:parent-style-name="Text_20_body" style:list-style-name="L46">
      <style:paragraph-properties fo:line-height="108%"/>
    </style:style>
    <style:style style:name="P95" style:family="paragraph" style:parent-style-name="Text_20_body" style:list-style-name="L47">
      <style:paragraph-properties fo:margin-top="0in" fo:margin-bottom="0in" style:contextual-spacing="false" fo:line-height="108%"/>
    </style:style>
    <style:style style:name="P96" style:family="paragraph" style:parent-style-name="Text_20_body" style:list-style-name="L47">
      <style:paragraph-properties fo:line-height="108%"/>
    </style:style>
    <style:style style:name="P97" style:family="paragraph" style:parent-style-name="Text_20_body" style:list-style-name="L48">
      <style:paragraph-properties fo:margin-top="0in" fo:margin-bottom="0in" style:contextual-spacing="false" fo:line-height="108%"/>
    </style:style>
    <style:style style:name="P98" style:family="paragraph" style:parent-style-name="Text_20_body" style:list-style-name="L48">
      <style:paragraph-properties fo:line-height="108%"/>
    </style:style>
    <style:style style:name="P99" style:family="paragraph" style:parent-style-name="Text_20_body" style:list-style-name="L49">
      <style:paragraph-properties fo:margin-top="0in" fo:margin-bottom="0in" style:contextual-spacing="false" fo:line-height="108%"/>
    </style:style>
    <style:style style:name="P100" style:family="paragraph" style:parent-style-name="Text_20_body" style:list-style-name="L49">
      <style:paragraph-properties fo:line-height="108%"/>
    </style:style>
    <style:style style:name="P101" style:family="paragraph" style:parent-style-name="Text_20_body" style:list-style-name="L50">
      <style:paragraph-properties fo:margin-top="0in" fo:margin-bottom="0in" style:contextual-spacing="false" fo:line-height="108%"/>
    </style:style>
    <style:style style:name="P102" style:family="paragraph" style:parent-style-name="Text_20_body" style:list-style-name="L50">
      <style:paragraph-properties fo:line-height="108%"/>
    </style:style>
    <style:style style:name="P103" style:family="paragraph" style:parent-style-name="Text_20_body" style:list-style-name="L51">
      <style:paragraph-properties fo:margin-top="0in" fo:margin-bottom="0in" style:contextual-spacing="false" fo:line-height="108%"/>
    </style:style>
    <style:style style:name="P104" style:family="paragraph" style:parent-style-name="Text_20_body" style:list-style-name="L51">
      <style:paragraph-properties fo:line-height="108%"/>
    </style:style>
    <style:style style:name="P105" style:family="paragraph" style:parent-style-name="Text_20_body" style:list-style-name="L52">
      <style:paragraph-properties fo:line-height="108%"/>
    </style:style>
    <style:style style:name="P106" style:family="paragraph" style:parent-style-name="Text_20_body" style:list-style-name="L53">
      <style:paragraph-properties fo:margin-top="0in" fo:margin-bottom="0in" style:contextual-spacing="false" fo:line-height="108%"/>
    </style:style>
    <style:style style:name="P107" style:family="paragraph" style:parent-style-name="Text_20_body" style:list-style-name="L53">
      <style:paragraph-properties fo:line-height="108%"/>
    </style:style>
    <style:style style:name="P108" style:family="paragraph" style:parent-style-name="Text_20_body" style:list-style-name="L54">
      <style:paragraph-properties fo:margin-top="0in" fo:margin-bottom="0in" style:contextual-spacing="false" fo:line-height="108%"/>
    </style:style>
    <style:style style:name="P109" style:family="paragraph" style:parent-style-name="Text_20_body" style:list-style-name="L54">
      <style:paragraph-properties fo:line-height="108%"/>
    </style:style>
    <style:style style:name="P110" style:family="paragraph" style:parent-style-name="Text_20_body" style:list-style-name="L55">
      <style:paragraph-properties fo:margin-top="0in" fo:margin-bottom="0in" style:contextual-spacing="false" fo:line-height="108%"/>
    </style:style>
    <style:style style:name="P111" style:family="paragraph" style:parent-style-name="Text_20_body" style:list-style-name="L55">
      <style:paragraph-properties fo:line-height="108%"/>
    </style:style>
    <style:style style:name="P112" style:family="paragraph" style:parent-style-name="Text_20_body" style:list-style-name="L56">
      <style:paragraph-properties fo:margin-top="0in" fo:margin-bottom="0in" style:contextual-spacing="false" fo:line-height="108%"/>
    </style:style>
    <style:style style:name="P113" style:family="paragraph" style:parent-style-name="Text_20_body" style:list-style-name="L56">
      <style:paragraph-properties fo:line-height="108%"/>
    </style:style>
    <style:style style:name="P114" style:family="paragraph" style:parent-style-name="Text_20_body" style:list-style-name="L57">
      <style:paragraph-properties fo:margin-top="0in" fo:margin-bottom="0in" style:contextual-spacing="false" fo:line-height="108%"/>
    </style:style>
    <style:style style:name="P115" style:family="paragraph" style:parent-style-name="Text_20_body" style:list-style-name="L57">
      <style:paragraph-properties fo:line-height="108%"/>
    </style:style>
    <style:style style:name="P116" style:family="paragraph" style:parent-style-name="Text_20_body" style:list-style-name="L58">
      <style:paragraph-properties fo:margin-top="0in" fo:margin-bottom="0in" style:contextual-spacing="false" fo:line-height="108%"/>
    </style:style>
    <style:style style:name="P117" style:family="paragraph" style:parent-style-name="Text_20_body" style:list-style-name="L58">
      <style:paragraph-properties fo:line-height="108%"/>
    </style:style>
    <style:style style:name="P118" style:family="paragraph" style:parent-style-name="Text_20_body" style:list-style-name="L59">
      <style:paragraph-properties fo:margin-top="0in" fo:margin-bottom="0in" style:contextual-spacing="false" fo:line-height="108%"/>
    </style:style>
    <style:style style:name="P119" style:family="paragraph" style:parent-style-name="Text_20_body" style:list-style-name="L59">
      <style:paragraph-properties fo:line-height="108%"/>
    </style:style>
    <style:style style:name="P120" style:family="paragraph" style:parent-style-name="Text_20_body" style:list-style-name="L60">
      <style:paragraph-properties fo:line-height="108%"/>
    </style:style>
    <style:style style:name="P121" style:family="paragraph" style:parent-style-name="Text_20_body" style:list-style-name="L61">
      <style:paragraph-properties fo:margin-top="0in" fo:margin-bottom="0in" style:contextual-spacing="false" fo:line-height="108%"/>
    </style:style>
    <style:style style:name="P122" style:family="paragraph" style:parent-style-name="Text_20_body" style:list-style-name="L61">
      <style:paragraph-properties fo:line-height="108%"/>
    </style:style>
    <style:style style:name="P123" style:family="paragraph" style:parent-style-name="Text_20_body" style:list-style-name="L62">
      <style:paragraph-properties fo:margin-top="0in" fo:margin-bottom="0in" style:contextual-spacing="false" fo:line-height="108%"/>
    </style:style>
    <style:style style:name="P124" style:family="paragraph" style:parent-style-name="Text_20_body" style:list-style-name="L62">
      <style:paragraph-properties fo:line-height="108%"/>
    </style:style>
    <style:style style:name="P125" style:family="paragraph" style:parent-style-name="Text_20_body" style:list-style-name="L63">
      <style:paragraph-properties fo:margin-top="0in" fo:margin-bottom="0in" style:contextual-spacing="false" fo:line-height="108%"/>
    </style:style>
    <style:style style:name="P126" style:family="paragraph" style:parent-style-name="Text_20_body" style:list-style-name="L63">
      <style:paragraph-properties fo:line-height="108%"/>
    </style:style>
    <style:style style:name="P127" style:family="paragraph" style:parent-style-name="Text_20_body" style:list-style-name="L64">
      <style:paragraph-properties fo:margin-top="0in" fo:margin-bottom="0in" style:contextual-spacing="false" fo:line-height="108%"/>
    </style:style>
    <style:style style:name="P128" style:family="paragraph" style:parent-style-name="Text_20_body" style:list-style-name="L64">
      <style:paragraph-properties fo:line-height="108%"/>
    </style:style>
    <style:style style:name="P129" style:family="paragraph" style:parent-style-name="Text_20_body" style:list-style-name="L65">
      <style:paragraph-properties fo:margin-top="0in" fo:margin-bottom="0in" style:contextual-spacing="false" fo:line-height="108%"/>
    </style:style>
    <style:style style:name="P130" style:family="paragraph" style:parent-style-name="Text_20_body" style:list-style-name="L65">
      <style:paragraph-properties fo:line-height="108%"/>
    </style:style>
    <style:style style:name="P131" style:family="paragraph" style:parent-style-name="Text_20_body" style:list-style-name="L66">
      <style:paragraph-properties fo:margin-top="0in" fo:margin-bottom="0in" style:contextual-spacing="false" fo:line-height="108%"/>
    </style:style>
    <style:style style:name="P132" style:family="paragraph" style:parent-style-name="Text_20_body" style:list-style-name="L66">
      <style:paragraph-properties fo:line-height="108%"/>
    </style:style>
    <style:style style:name="P133" style:family="paragraph" style:parent-style-name="Text_20_body" style:list-style-name="L67">
      <style:paragraph-properties fo:margin-top="0in" fo:margin-bottom="0in" style:contextual-spacing="false" fo:line-height="108%"/>
    </style:style>
    <style:style style:name="P134" style:family="paragraph" style:parent-style-name="Text_20_body" style:list-style-name="L67">
      <style:paragraph-properties fo:line-height="108%"/>
    </style:style>
    <style:style style:name="P135" style:family="paragraph" style:parent-style-name="normal">
      <style:text-properties officeooo:paragraph-rsid="00128e4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8e4c" style:font-weight-asian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ASO DE USO – </text:span><text:span text:style-name="T2">ProjetoFlow</text:span></text:p>
      <text:p text:style-name="normal" loext:marker-style-name="T1"><text:span text:style-name="T1">NOME</text:span></text:p>
      <text:p text:style-name="P2"><text:span text:style-name="Strong_20_Emphasis">ProjetoFlow</text:span></text:p>
      <text:p text:style-name="P3">1. Introdução</text:p>
      <text:p text:style-name="P4">1.1 Propósito</text:p>
      <text:p text:style-name="P5">Este documento descreve os casos de uso expandidos do sistema <text:span text:style-name="Strong_20_Emphasis">ProjetoFlow</text:span>, detalhando as interações entre os atores e o sistema, especificando as funcionalidades e comportamentos esperados através de fluxos básicos e exceções.</text:p>
      <text:p text:style-name="P4">1.2 Escopo</text:p>
      <text:p text:style-name="P5">O documento abrange todos os casos de uso identificados para o sistema de gerenciamento de propostas de projetos de pesquisa e inovação, desde a submissão até a aprovação final.</text:p>
      <text:p text:style-name="P4">1.3 Definições e Acrônimos</text:p>
      <text:list text:style-name="L1">
        <text:list-item>
          <text:p text:style-name="P6"><text:span text:style-name="Strong_20_Emphasis">UC</text:span>: Use Case (Caso de Uso) </text:p>
        </text:list-item>
        <text:list-item>
          <text:p text:style-name="P6"><text:span text:style-name="Strong_20_Emphasis">RF</text:span>: Requisito Funcional </text:p>
        </text:list-item>
        <text:list-item>
          <text:p text:style-name="P6"><text:span text:style-name="Strong_20_Emphasis">RNF</text:span>: Requisito Não Funcional </text:p>
        </text:list-item>
        <text:list-item>
          <text:p text:style-name="P6"><text:span text:style-name="Strong_20_Emphasis">IN</text:span>: Entrada de dados do ator </text:p>
        </text:list-item>
        <text:list-item>
          <text:p text:style-name="P7"><text:span text:style-name="Strong_20_Emphasis">OUT</text:span>: Saída de dados do sistema </text:p>
        </text:list-item>
      </text:list>
      <text:p text:style-name="P8"/>
      <text:p text:style-name="P3">2. Atores do Sistema</text:p>
      <text:p text:style-name="P4">2.1 Pesquisador</text:p>
      <text:p text:style-name="P5"><text:span text:style-name="Strong_20_Emphasis">Descrição</text:span>: Usuário que submete propostas de projetos de pesquisa e inovação.</text:p>
      <text:p text:style-name="P5"><text:span text:style-name="Strong_20_Emphasis">Responsabilidades</text:span>:</text:p>
      <text:list text:style-name="L2">
        <text:list-item>
          <text:p text:style-name="P9">Criar e editar propostas </text:p>
        </text:list-item>
        <text:list-item>
          <text:p text:style-name="P9">Acompanhar status das submissões </text:p>
        </text:list-item>
        <text:list-item>
          <text:p text:style-name="P10">Anexar documentos complementares </text:p>
        </text:list-item>
      </text:list>
      <text:p text:style-name="P4">2.2 Instituição</text:p>
      <text:p text:style-name="P5"><text:span text:style-name="Strong_20_Emphasis">Descrição</text:span>: Representante institucional responsável pela gestão e avaliação dos projetos.</text:p>
      <text:p text:style-name="P5"><text:span text:style-name="Strong_20_Emphasis">Responsabilidades</text:span>:</text:p>
      <text:list text:style-name="L3">
        <text:list-item>
          <text:p text:style-name="P11">Gerenciar editais </text:p>
        </text:list-item>
        <text:list-item>
          <text:p text:style-name="P11">Avaliar e julgar propostas </text:p>
        </text:list-item>
        <text:list-item>
          <text:p text:style-name="P11">Alterar status das submissões </text:p>
        </text:list-item>
        <text:list-item>
          <text:p text:style-name="P12">Gerar relatórios gerenciais </text:p>
        </text:list-item>
      </text:list>
      <text:p text:style-name="P4"><text:soft-page-break/>2.3 Administrador</text:p>
      <text:p text:style-name="P5"><text:span text:style-name="Strong_20_Emphasis">Descrição</text:span>: Usuário com permissões de configuração e gerenciamento do sistema.</text:p>
      <text:p text:style-name="P5"><text:span text:style-name="Strong_20_Emphasis">Responsabilidades</text:span>:</text:p>
      <text:list text:style-name="L4">
        <text:list-item>
          <text:p text:style-name="P13">Gerenciar usuários </text:p>
        </text:list-item>
        <text:list-item>
          <text:p text:style-name="P13">Configurar formulários de submissão </text:p>
        </text:list-item>
        <text:list-item>
          <text:p text:style-name="P14">Manter auditoria do sistema </text:p>
        </text:list-item>
      </text:list>
      <text:p text:style-name="P8"/>
      <text:p text:style-name="P3">3. Casos de Uso Expandidos</text:p>
      <text:p text:style-name="P4">UC01 - Realizar Cadastro no Sistema</text:p>
      <text:p text:style-name="P5"><text:span text:style-name="Strong_20_Emphasis">NOME</text:span>: Realizar Cadastro no Sistema</text:p>
      <text:p text:style-name="P5"><text:span text:style-name="Strong_20_Emphasis">DESCRIÇÃO SUCINTA</text:span>: Permite que novos usuários (pesquisadores ou colaboradores) se cadastrem no sistema ProjetoFlow.</text:p>
      <text:p text:style-name="P5"><text:span text:style-name="Strong_20_Emphasis">ATORES</text:span>:</text:p>
      <text:list text:style-name="L5">
        <text:list-item>
          <text:p text:style-name="P15">Pesquisador </text:p>
        </text:list-item>
        <text:list-item>
          <text:p text:style-name="P16">Instituição (Colaborador) </text:p>
        </text:list-item>
      </text:list>
      <text:p text:style-name="P5"><text:span text:style-name="Strong_20_Emphasis">PRÉ-CONDIÇÕES</text:span>:</text:p>
      <text:list text:style-name="L6">
        <text:list-item>
          <text:p text:style-name="P17">Usuário não possui cadastro no sistema </text:p>
        </text:list-item>
        <text:list-item>
          <text:p text:style-name="P18">Sistema está disponível </text:p>
        </text:list-item>
      </text:list>
      <text:p text:style-name="P5"><text:span text:style-name="Strong_20_Emphasis">FLUXO BÁSICO</text:span>:</text:p>
      <text:list text:style-name="L7">
        <text:list-item>
          <text:p text:style-name="P19">[IN] Usuário acessa a página de cadastro </text:p>
        </text:list-item>
        <text:list-item>
          <text:p text:style-name="P19">[OUT] Sistema exibe formulário de cadastro </text:p>
        </text:list-item>
        <text:list-item>
          <text:p text:style-name="P19">[IN] Usuário seleciona o tipo de perfil (Pesquisador ou Colaborador) </text:p>
        </text:list-item>
        <text:list-item>
          <text:p text:style-name="P19">[OUT] Sistema exibe campos específicos do perfil selecionado </text:p>
        </text:list-item>
        <text:list-item>
          <text:p text:style-name="P19">[IN] Usuário preenche os dados obrigatórios: </text:p>
          <text:list>
            <text:list-item>
              <text:p text:style-name="P19"><text:span text:style-name="Strong_20_Emphasis">Pesquisador</text:span>: nome, CPF, instituição, área de pesquisa, titulação, email, telefone </text:p>
            </text:list-item>
            <text:list-item>
              <text:p text:style-name="P19"><text:span text:style-name="Strong_20_Emphasis">Colaborador</text:span>: nome, CPF, instituição, área de especialização, departamento, cargo, email, telefone </text:p>
            </text:list-item>
          </text:list>
        </text:list-item>
        <text:list-item>
          <text:p text:style-name="P19">[IN] Usuário confirma o cadastro </text:p>
        </text:list-item>
        <text:list-item>
          <text:p text:style-name="P19">[OUT] Sistema valida os dados informados </text:p>
        </text:list-item>
        <text:list-item>
          <text:p text:style-name="P19">[OUT] Sistema cria a conta do usuário </text:p>
        </text:list-item>
        <text:list-item>
          <text:p text:style-name="P19">[OUT] Sistema envia email de confirmação </text:p>
        </text:list-item>
        <text:list-item>
          <text:p text:style-name="P20">[OUT] Sistema exibe mensagem de sucesso com instruções de login </text:p>
        </text:list-item>
      </text:list>
      <text:p text:style-name="P5"><text:span text:style-name="Strong_20_Emphasis">EXCEÇÕES</text:span>:</text:p>
      <text:p text:style-name="P5"><text:span text:style-name="Strong_20_Emphasis">Exceção 7a: Dados inválidos ou incompletos</text:span></text:p>
      <text:list text:style-name="L8">
        <text:list-item>
          <text:p text:style-name="P21">7a.1 [OUT] Sistema detecta dados inválidos ou incompletos </text:p>
        </text:list-item>
        <text:list-item>
          <text:p text:style-name="P21">7a.2 [OUT] Sistema exibe mensagens de erro específicas para cada campo </text:p>
        </text:list-item>
        <text:list-item>
          <text:p text:style-name="P21">7a.3 [IN] Usuário corrige os dados </text:p>
        </text:list-item>
        <text:list-item>
          <text:p text:style-name="P22"><text:soft-page-break/>Retorna ao passo 6 </text:p>
        </text:list-item>
      </text:list>
      <text:p text:style-name="P5"><text:span text:style-name="Strong_20_Emphasis">Exceção 7b: CPF já cadastrado</text:span></text:p>
      <text:list text:style-name="L9">
        <text:list-item>
          <text:p text:style-name="P23">7b.1 [OUT] Sistema detecta CPF já cadastrado </text:p>
        </text:list-item>
        <text:list-item>
          <text:p text:style-name="P23">7b.2 [OUT] Sistema exibe mensagem "CPF já cadastrado no sistema" </text:p>
        </text:list-item>
        <text:list-item>
          <text:p text:style-name="P23">7b.3 [OUT] Sistema oferece opção de recuperação de senha </text:p>
        </text:list-item>
        <text:list-item>
          <text:p text:style-name="P23">7b.4 [IN] Usuário seleciona recuperação de senha </text:p>
        </text:list-item>
        <text:list-item>
          <text:p text:style-name="P24">Vai para UC02 - Fluxo Alternativo de Recuperação </text:p>
        </text:list-item>
      </text:list>
      <text:p text:style-name="P5"><text:span text:style-name="Strong_20_Emphasis">Exceção 7c: Email já cadastrado</text:span></text:p>
      <text:list text:style-name="L10">
        <text:list-item>
          <text:p text:style-name="P25">7c.1 [OUT] Sistema detecta email já cadastrado </text:p>
        </text:list-item>
        <text:list-item>
          <text:p text:style-name="P25">7c.2 [OUT] Sistema exibe mensagem "Email já cadastrado no sistema" </text:p>
        </text:list-item>
        <text:list-item>
          <text:p text:style-name="P25">7c.3 [OUT] Sistema oferece opção de login </text:p>
        </text:list-item>
        <text:list-item>
          <text:p text:style-name="P26">Caso de uso encerrado </text:p>
        </text:list-item>
      </text:list>
      <text:p text:style-name="P5"><text:span text:style-name="Strong_20_Emphasis">PÓS-CONDIÇÕES</text:span>:</text:p>
      <text:list text:style-name="L11">
        <text:list-item>
          <text:p text:style-name="P27">Usuário cadastrado no sistema </text:p>
        </text:list-item>
        <text:list-item>
          <text:p text:style-name="P27">Email de confirmação enviado </text:p>
        </text:list-item>
        <text:list-item>
          <text:p text:style-name="P28">Usuário apto a realizar login </text:p>
        </text:list-item>
      </text:list>
      <text:p text:style-name="P5"><text:span text:style-name="Strong_20_Emphasis">REQUISITOS ASSOCIADOS</text:span>: RF001</text:p>
      <text:p text:style-name="P8"/>
      <text:p text:style-name="P4">UC02 - Fazer Login no Sistema</text:p>
      <text:p text:style-name="P5"><text:span text:style-name="Strong_20_Emphasis">NOME</text:span>: Fazer Login no Sistema</text:p>
      <text:p text:style-name="P5"><text:span text:style-name="Strong_20_Emphasis">DESCRIÇÃO SUCINTA</text:span>: Permite a autenticação segura de usuários no sistema.</text:p>
      <text:p text:style-name="P5"><text:span text:style-name="Strong_20_Emphasis">ATORES</text:span>:</text:p>
      <text:list text:style-name="L12">
        <text:list-item>
          <text:p text:style-name="P29">Pesquisador </text:p>
        </text:list-item>
        <text:list-item>
          <text:p text:style-name="P29">Instituição </text:p>
        </text:list-item>
        <text:list-item>
          <text:p text:style-name="P30">Administrador </text:p>
        </text:list-item>
      </text:list>
      <text:p text:style-name="P5"><text:span text:style-name="Strong_20_Emphasis">PRÉ-CONDIÇÕES</text:span>:</text:p>
      <text:list text:style-name="L13">
        <text:list-item>
          <text:p text:style-name="P31">Usuário possui cadastro ativo no sistema </text:p>
        </text:list-item>
        <text:list-item>
          <text:p text:style-name="P32">Sistema está disponível </text:p>
        </text:list-item>
      </text:list>
      <text:p text:style-name="P5"><text:span text:style-name="Strong_20_Emphasis">FLUXO BÁSICO</text:span>:</text:p>
      <text:list text:style-name="L14">
        <text:list-item>
          <text:p text:style-name="P33">[IN] Usuário acessa a página de login </text:p>
        </text:list-item>
        <text:list-item>
          <text:p text:style-name="P33">[OUT] Sistema exibe formulário de autenticação (email e senha) </text:p>
        </text:list-item>
        <text:list-item>
          <text:p text:style-name="P33">[IN] Usuário informa email e senha </text:p>
        </text:list-item>
        <text:list-item>
          <text:p text:style-name="P33">[IN] Usuário confirma </text:p>
        </text:list-item>
        <text:list-item>
          <text:p text:style-name="P33">[OUT] Sistema valida as credenciais </text:p>
        </text:list-item>
        <text:list-item>
          <text:p text:style-name="P33">[OUT] Sistema cria sessão do usuário </text:p>
        </text:list-item>
        <text:list-item>
          <text:p text:style-name="P34">[OUT] Sistema redireciona para dashboard apropriado ao perfil do usuário </text:p>
        </text:list-item>
      </text:list>
      <text:p text:style-name="P5"><text:span text:style-name="Strong_20_Emphasis">EXCEÇÕES</text:span>:</text:p>
      <text:p text:style-name="P5"><text:soft-page-break/><text:span text:style-name="Strong_20_Emphasis">Exceção 5a: Credenciais inválidas</text:span></text:p>
      <text:list text:style-name="L15">
        <text:list-item>
          <text:p text:style-name="P35">5a.1 [OUT] Sistema detecta credenciais inválidas </text:p>
        </text:list-item>
        <text:list-item>
          <text:p text:style-name="P35">5a.2 [OUT] Sistema incrementa contador de tentativas </text:p>
        </text:list-item>
        <text:list-item>
          <text:p text:style-name="P35">5a.3 [OUT] Sistema exibe mensagem "Email ou senha incorretos. Tentativa X de 5" </text:p>
        </text:list-item>
        <text:list-item>
          <text:p text:style-name="P35">5a.4 [IN] Se tentativas &lt; 5, usuário informa credenciais novamente </text:p>
        </text:list-item>
        <text:list-item>
          <text:p text:style-name="P35">Retorna ao passo 3 </text:p>
        </text:list-item>
        <text:list-item>
          <text:p text:style-name="P35">5a.5 [OUT] Se tentativas = 5, sistema bloqueia conta temporariamente por 30 minutos </text:p>
        </text:list-item>
        <text:list-item>
          <text:p text:style-name="P35">5a.6 [OUT] Sistema envia email informando sobre bloqueio </text:p>
        </text:list-item>
        <text:list-item>
          <text:p text:style-name="P36">Caso de uso encerrado </text:p>
        </text:list-item>
      </text:list>
      <text:p text:style-name="P5"><text:span text:style-name="Strong_20_Emphasis">Exceção 3a: Esqueci minha senha</text:span></text:p>
      <text:list text:style-name="L16">
        <text:list-item>
          <text:p text:style-name="P37">3a.1 [IN] Usuário seleciona "Esqueci minha senha" </text:p>
        </text:list-item>
        <text:list-item>
          <text:p text:style-name="P37">3a.2 [OUT] Sistema exibe campo para email </text:p>
        </text:list-item>
        <text:list-item>
          <text:p text:style-name="P37">3a.3 [IN] Usuário informa email cadastrado </text:p>
        </text:list-item>
        <text:list-item>
          <text:p text:style-name="P37">3a.4 [OUT] Sistema valida email </text:p>
        </text:list-item>
        <text:list-item>
          <text:p text:style-name="P37">3a.5 [OUT] Sistema envia link de recuperação para o email </text:p>
        </text:list-item>
        <text:list-item>
          <text:p text:style-name="P37">3a.6 [OUT] Sistema exibe mensagem "Link enviado para seu email" </text:p>
        </text:list-item>
        <text:list-item>
          <text:p text:style-name="P38">Caso de uso encerrado </text:p>
        </text:list-item>
      </text:list>
      <text:p text:style-name="P5"><text:span text:style-name="Strong_20_Emphasis">Exceção 3b: Email não cadastrado</text:span></text:p>
      <text:list text:style-name="L17">
        <text:list-item>
          <text:p text:style-name="P39">3b.1 [OUT] Sistema detecta email não cadastrado </text:p>
        </text:list-item>
        <text:list-item>
          <text:p text:style-name="P39">3b.2 [OUT] Sistema exibe mensagem "Email não encontrado" </text:p>
        </text:list-item>
        <text:list-item>
          <text:p text:style-name="P39">3b.3 [OUT] Sistema oferece opção de cadastro </text:p>
        </text:list-item>
        <text:list-item>
          <text:p text:style-name="P40">Retorna ao passo 3a.2 ou vai para UC01 </text:p>
        </text:list-item>
      </text:list>
      <text:p text:style-name="P5"><text:span text:style-name="Strong_20_Emphasis">PÓS-CONDIÇÕES</text:span>:</text:p>
      <text:list text:style-name="L18">
        <text:list-item>
          <text:p text:style-name="P41">Usuário autenticado no sistema </text:p>
        </text:list-item>
        <text:list-item>
          <text:p text:style-name="P41">Sessão criada </text:p>
        </text:list-item>
        <text:list-item>
          <text:p text:style-name="P42">Acesso às funcionalidades conforme perfil </text:p>
        </text:list-item>
      </text:list>
      <text:p text:style-name="P5"><text:span text:style-name="Strong_20_Emphasis">REQUISITOS ASSOCIADOS</text:span>: RF011, RNF008</text:p>
      <text:p text:style-name="P8"/>
      <text:p text:style-name="P4">UC03 - Submeter Proposta de Projeto</text:p>
      <text:p text:style-name="P5"><text:span text:style-name="Strong_20_Emphasis">NOME</text:span>: Submeter Proposta de Projeto</text:p>
      <text:p text:style-name="P5"><text:span text:style-name="Strong_20_Emphasis">DESCRIÇÃO SUCINTA</text:span>: Permite que pesquisador submeta uma nova proposta de projeto de pesquisa ou inovação para um edital específico.</text:p>
      <text:p text:style-name="P5"><text:span text:style-name="Strong_20_Emphasis">ATORES</text:span>:</text:p>
      <text:list text:style-name="L19">
        <text:list-item>
          <text:p text:style-name="P43">Pesquisador </text:p>
        </text:list-item>
      </text:list>
      <text:p text:style-name="P5"><text:span text:style-name="Strong_20_Emphasis">PRÉ-CONDIÇÕES</text:span>:</text:p>
      <text:list text:style-name="L20">
        <text:list-item>
          <text:p text:style-name="P44">Pesquisador possui cadastro ativo e está autenticado </text:p>
        </text:list-item>
        <text:list-item>
          <text:p text:style-name="P45">Existe pelo menos um edital aberto para submissão </text:p>
        </text:list-item>
      </text:list>
      <text:p text:style-name="P5"><text:span text:style-name="Strong_20_Emphasis">FLUXO BÁSICO</text:span>:</text:p>
      <text:list text:style-name="L21">
        <text:list-item>
          <text:p text:style-name="P46"><text:soft-page-break/>[IN] Pesquisador acessa área "Submeter Proposta" </text:p>
        </text:list-item>
        <text:list-item>
          <text:p text:style-name="P46">[OUT] Sistema exibe lista de editais disponíveis com prazos </text:p>
        </text:list-item>
        <text:list-item>
          <text:p text:style-name="P46">[IN] Pesquisador seleciona edital desejado </text:p>
        </text:list-item>
        <text:list-item>
          <text:p text:style-name="P46">[OUT] Sistema exibe formulário de submissão com campos: </text:p>
          <text:list>
            <text:list-item>
              <text:p text:style-name="P46">Título do projeto </text:p>
            </text:list-item>
            <text:list-item>
              <text:p text:style-name="P46">Resumo </text:p>
            </text:list-item>
            <text:list-item>
              <text:p text:style-name="P46">Objetivos </text:p>
            </text:list-item>
            <text:list-item>
              <text:p text:style-name="P46">Metodologia </text:p>
            </text:list-item>
            <text:list-item>
              <text:p text:style-name="P46">Cronograma </text:p>
            </text:list-item>
            <text:list-item>
              <text:p text:style-name="P46">Orçamento </text:p>
            </text:list-item>
            <text:list-item>
              <text:p text:style-name="P46">Equipe </text:p>
            </text:list-item>
            <text:list-item>
              <text:p text:style-name="P46">Área de conhecimento </text:p>
            </text:list-item>
          </text:list>
        </text:list-item>
        <text:list-item>
          <text:p text:style-name="P46">[IN] Pesquisador preenche o formulário </text:p>
        </text:list-item>
        <text:list-item>
          <text:p text:style-name="P46">[IN] Pesquisador anexa documentos complementares (PDF, DOC, DOCX, XLS, XLSX, PNG, JPG) </text:p>
        </text:list-item>
        <text:list-item>
          <text:p text:style-name="P46">[IN] Pesquisador seleciona "Submeter Proposta" </text:p>
        </text:list-item>
        <text:list-item>
          <text:p text:style-name="P46">[OUT] Sistema valida dados obrigatórios </text:p>
        </text:list-item>
        <text:list-item>
          <text:p text:style-name="P46">[OUT] Sistema valida arquivos anexados </text:p>
        </text:list-item>
        <text:list-item>
          <text:p text:style-name="P46">[OUT] Sistema registra proposta com status "Submetida" </text:p>
        </text:list-item>
        <text:list-item>
          <text:p text:style-name="P46">[OUT] Sistema gera número de protocolo único </text:p>
        </text:list-item>
        <text:list-item>
          <text:p text:style-name="P46">[OUT] Sistema envia notificação por email ao pesquisador </text:p>
        </text:list-item>
        <text:list-item>
          <text:p text:style-name="P47">[OUT] Sistema exibe mensagem de sucesso com número de protocolo </text:p>
        </text:list-item>
      </text:list>
      <text:p text:style-name="P5"><text:span text:style-name="Strong_20_Emphasis">EXCEÇÕES</text:span>:</text:p>
      <text:p text:style-name="P5"><text:span text:style-name="Strong_20_Emphasis">Exceção 7a: Salvar como rascunho</text:span></text:p>
      <text:list text:style-name="L22">
        <text:list-item>
          <text:p text:style-name="P48">7a.1 [IN] Pesquisador seleciona "Salvar Rascunho" </text:p>
        </text:list-item>
        <text:list-item>
          <text:p text:style-name="P48">7a.2 [OUT] Sistema salva proposta com status "Em elaboração" </text:p>
        </text:list-item>
        <text:list-item>
          <text:p text:style-name="P48">7a.3 [OUT] Sistema exibe mensagem "Rascunho salvo com sucesso" </text:p>
        </text:list-item>
        <text:list-item>
          <text:p text:style-name="P48">7a.4 [OUT] Sistema permite retorno posterior para edição </text:p>
        </text:list-item>
        <text:list-item>
          <text:p text:style-name="P49">Caso de uso encerrado </text:p>
        </text:list-item>
      </text:list>
      <text:p text:style-name="P5"><text:span text:style-name="Strong_20_Emphasis">Exceção 8a: Campos obrigatórios não preenchidos</text:span></text:p>
      <text:list text:style-name="L23">
        <text:list-item>
          <text:p text:style-name="P50">8a.1 [OUT] Sistema detecta campos obrigatórios vazios </text:p>
        </text:list-item>
        <text:list-item>
          <text:p text:style-name="P50">8a.2 [OUT] Sistema exibe mensagem destacando campos faltantes </text:p>
        </text:list-item>
        <text:list-item>
          <text:p text:style-name="P50">8a.3 [IN] Pesquisador completa campos obrigatórios </text:p>
        </text:list-item>
        <text:list-item>
          <text:p text:style-name="P51">Retorna ao passo 7 </text:p>
        </text:list-item>
      </text:list>
      <text:p text:style-name="P5"><text:span text:style-name="Strong_20_Emphasis">Exceção 9a: Arquivo inválido</text:span></text:p>
      <text:list text:style-name="L24">
        <text:list-item>
          <text:p text:style-name="P52">9a.1 [OUT] Sistema detecta arquivo com formato não aceito ou tamanho superior a 50MB </text:p>
        </text:list-item>
        <text:list-item>
          <text:p text:style-name="P52">9a.2 [OUT] Sistema exibe mensagem "Arquivo inválido: [nome do arquivo]. Formatos aceitos: PDF, DOC, DOCX, XLS, XLSX, PNG, JPG. Tamanho máximo: 50MB" </text:p>
        </text:list-item>
        <text:list-item>
          <text:p text:style-name="P52">9a.3 [IN] Pesquisador remove arquivo inválido e anexa arquivo correto </text:p>
        </text:list-item>
        <text:list-item>
          <text:p text:style-name="P53">Retorna ao passo 7 </text:p>
        </text:list-item>
      </text:list>
      <text:p text:style-name="P5"><text:span text:style-name="Strong_20_Emphasis">Exceção 3a: Edital fechado</text:span></text:p>
      <text:list text:style-name="L25">
        <text:list-item>
          <text:p text:style-name="P54"><text:soft-page-break/>3a.1 [OUT] Sistema detecta que prazo do edital expirou durante a submissão </text:p>
        </text:list-item>
        <text:list-item>
          <text:p text:style-name="P54">3a.2 [OUT] Sistema exibe mensagem "Edital encerrado. Não é mais possível submeter propostas" </text:p>
        </text:list-item>
        <text:list-item>
          <text:p text:style-name="P54">3a.3 [OUT] Sistema oferece opção de salvar como rascunho para próximo edital </text:p>
        </text:list-item>
        <text:list-item>
          <text:p text:style-name="P55">Caso de uso encerrado </text:p>
        </text:list-item>
      </text:list>
      <text:p text:style-name="P5"><text:span text:style-name="Strong_20_Emphasis">Exceção 3b: Nenhum edital disponível</text:span></text:p>
      <text:list text:style-name="L26">
        <text:list-item>
          <text:p text:style-name="P56">3b.1 [OUT] Sistema detecta ausência de editais abertos </text:p>
        </text:list-item>
        <text:list-item>
          <text:p text:style-name="P56">3b.2 [OUT] Sistema exibe mensagem "Não há editais disponíveis no momento" </text:p>
        </text:list-item>
        <text:list-item>
          <text:p text:style-name="P56">3b.3 [OUT] Sistema oferece opção de receber notificação quando novos editais forem publicados </text:p>
        </text:list-item>
        <text:list-item>
          <text:p text:style-name="P57">Caso de uso encerrado </text:p>
        </text:list-item>
      </text:list>
      <text:p text:style-name="P5"><text:span text:style-name="Strong_20_Emphasis">PÓS-CONDIÇÕES</text:span>:</text:p>
      <text:list text:style-name="L27">
        <text:list-item>
          <text:p text:style-name="P58">Proposta registrada no sistema </text:p>
        </text:list-item>
        <text:list-item>
          <text:p text:style-name="P58">Número de protocolo gerado </text:p>
        </text:list-item>
        <text:list-item>
          <text:p text:style-name="P58">Pesquisador notificado por email </text:p>
        </text:list-item>
        <text:list-item>
          <text:p text:style-name="P59">Proposta visível para instituição </text:p>
        </text:list-item>
      </text:list>
      <text:p text:style-name="P5"><text:span text:style-name="Strong_20_Emphasis">REQUISITOS ASSOCIADOS</text:span>: RF003, RF012, RNF002</text:p>
      <text:p text:style-name="P8"/>
      <text:p text:style-name="P4">UC04 - Editar Proposta</text:p>
      <text:p text:style-name="P5"><text:span text:style-name="Strong_20_Emphasis">NOME</text:span>: Editar Proposta</text:p>
      <text:p text:style-name="P5"><text:span text:style-name="Strong_20_Emphasis">DESCRIÇÃO SUCINTA</text:span>: Permite que pesquisador edite uma proposta submetida antes do fechamento do edital.</text:p>
      <text:p text:style-name="P5"><text:span text:style-name="Strong_20_Emphasis">ATORES</text:span>:</text:p>
      <text:list text:style-name="L28">
        <text:list-item>
          <text:p text:style-name="P60">Pesquisador </text:p>
        </text:list-item>
      </text:list>
      <text:p text:style-name="P5"><text:span text:style-name="Strong_20_Emphasis">PRÉ-CONDIÇÕES</text:span>:</text:p>
      <text:list text:style-name="L29">
        <text:list-item>
          <text:p text:style-name="P61">Pesquisador está autenticado </text:p>
        </text:list-item>
        <text:list-item>
          <text:p text:style-name="P61">Proposta existe no sistema </text:p>
        </text:list-item>
        <text:list-item>
          <text:p text:style-name="P61">Proposta possui status "Em elaboração" </text:p>
        </text:list-item>
        <text:list-item>
          <text:p text:style-name="P62">Edital relacionado ainda está aberto </text:p>
        </text:list-item>
      </text:list>
      <text:p text:style-name="P5"><text:span text:style-name="Strong_20_Emphasis">FLUXO BÁSICO</text:span>:</text:p>
      <text:list text:style-name="L30">
        <text:list-item>
          <text:p text:style-name="P63">[IN] Pesquisador acessa área "Minhas Propostas" </text:p>
        </text:list-item>
        <text:list-item>
          <text:p text:style-name="P63">[OUT] Sistema exibe lista de propostas do pesquisador com status e prazos </text:p>
        </text:list-item>
        <text:list-item>
          <text:p text:style-name="P63">[IN] Pesquisador seleciona proposta para editar </text:p>
        </text:list-item>
        <text:list-item>
          <text:p text:style-name="P63">[OUT] Sistema verifica status da proposta e prazo do edital </text:p>
        </text:list-item>
        <text:list-item>
          <text:p text:style-name="P63">[OUT] Sistema exibe formulário preenchido com dados atuais da proposta </text:p>
        </text:list-item>
        <text:list-item>
          <text:p text:style-name="P63">[IN] Pesquisador modifica campos desejados </text:p>
        </text:list-item>
        <text:list-item>
          <text:p text:style-name="P63">[IN] Pesquisador atualiza ou substitui anexos </text:p>
        </text:list-item>
        <text:list-item>
          <text:p text:style-name="P63"><text:soft-page-break/>[IN] Pesquisador seleciona "Salvar Alterações" </text:p>
        </text:list-item>
        <text:list-item>
          <text:p text:style-name="P63">[OUT] Sistema valida dados modificados </text:p>
        </text:list-item>
        <text:list-item>
          <text:p text:style-name="P63">[OUT] Sistema atualiza proposta criando nova versão </text:p>
        </text:list-item>
        <text:list-item>
          <text:p text:style-name="P63">[OUT] Sistema registra auditoria da alteração (data, hora, campos modificados) </text:p>
        </text:list-item>
        <text:list-item>
          <text:p text:style-name="P64">[OUT] Sistema exibe mensagem "Proposta atualizada com sucesso" </text:p>
        </text:list-item>
      </text:list>
      <text:p text:style-name="P5"><text:span text:style-name="Strong_20_Emphasis">EXCEÇÕES</text:span>:</text:p>
      <text:p text:style-name="P5"><text:span text:style-name="Strong_20_Emphasis">Exceção 4a: Edital fechado</text:span></text:p>
      <text:list text:style-name="L31">
        <text:list-item>
          <text:p text:style-name="P65">4a.1 [OUT] Sistema detecta que prazo do edital expirou </text:p>
        </text:list-item>
        <text:list-item>
          <text:p text:style-name="P65">4a.2 [OUT] Sistema exibe mensagem "Edital encerrado. Edição não permitida" </text:p>
        </text:list-item>
        <text:list-item>
          <text:p text:style-name="P65">4a.3 [OUT] Sistema oferece visualização em modo somente leitura </text:p>
        </text:list-item>
        <text:list-item>
          <text:p text:style-name="P66">Caso de uso encerrado </text:p>
        </text:list-item>
      </text:list>
      <text:p text:style-name="P5"><text:span text:style-name="Strong_20_Emphasis">Exceção 4b: Proposta já submetida</text:span></text:p>
      <text:list text:style-name="L32">
        <text:list-item>
          <text:p text:style-name="P67">4b.1 [OUT] Sistema detecta status diferente de "Em elaboração" (Submetida, Em avaliação, etc.) </text:p>
        </text:list-item>
        <text:list-item>
          <text:p text:style-name="P67">4b.2 [OUT] Sistema exibe mensagem "Proposta já submetida. Edição não permitida" </text:p>
        </text:list-item>
        <text:list-item>
          <text:p text:style-name="P67">4b.3 [OUT] Sistema oferece visualização em modo somente leitura </text:p>
        </text:list-item>
        <text:list-item>
          <text:p text:style-name="P68">Caso de uso encerrado </text:p>
        </text:list-item>
      </text:list>
      <text:p text:style-name="P5"><text:span text:style-name="Strong_20_Emphasis">Exceção 9a: Dados inválidos</text:span></text:p>
      <text:list text:style-name="L33">
        <text:list-item>
          <text:p text:style-name="P69">9a.1 [OUT] Sistema detecta dados inválidos ou campos obrigatórios vazios </text:p>
        </text:list-item>
        <text:list-item>
          <text:p text:style-name="P69">9a.2 [OUT] Sistema exibe mensagens de erro específicas </text:p>
        </text:list-item>
        <text:list-item>
          <text:p text:style-name="P69">9a.3 [IN] Pesquisador corrige dados </text:p>
        </text:list-item>
        <text:list-item>
          <text:p text:style-name="P70">Retorna ao passo 8 </text:p>
        </text:list-item>
      </text:list>
      <text:p text:style-name="P5"><text:span text:style-name="Strong_20_Emphasis">Exceção 7a: Arquivo inválido</text:span></text:p>
      <text:list text:style-name="L34">
        <text:list-item>
          <text:p text:style-name="P71">7a.1 [OUT] Sistema detecta arquivo com formato não aceito ou tamanho superior a 50MB </text:p>
        </text:list-item>
        <text:list-item>
          <text:p text:style-name="P71">7a.2 [OUT] Sistema exibe mensagem de erro detalhada </text:p>
        </text:list-item>
        <text:list-item>
          <text:p text:style-name="P71">7a.3 [IN] Pesquisador substitui arquivo por um válido </text:p>
        </text:list-item>
        <text:list-item>
          <text:p text:style-name="P72">Retorna ao passo 8 </text:p>
        </text:list-item>
      </text:list>
      <text:p text:style-name="P5"><text:span text:style-name="Strong_20_Emphasis">PÓS-CONDIÇÕES</text:span>:</text:p>
      <text:list text:style-name="L35">
        <text:list-item>
          <text:p text:style-name="P73">Proposta atualizada no sistema </text:p>
        </text:list-item>
        <text:list-item>
          <text:p text:style-name="P73">Nova versão registrada no histórico </text:p>
        </text:list-item>
        <text:list-item>
          <text:p text:style-name="P74">Auditoria das alterações registrada </text:p>
        </text:list-item>
      </text:list>
      <text:p text:style-name="P5"><text:span text:style-name="Strong_20_Emphasis">REQUISITOS ASSOCIADOS</text:span>: RF004, RF010, RF014</text:p>
      <text:p text:style-name="P8"/>
      <text:p text:style-name="P4">UC05 - Acompanhar Status da Proposta</text:p>
      <text:p text:style-name="P5"><text:span text:style-name="Strong_20_Emphasis">NOME</text:span>: Acompanhar Status da Proposta</text:p>
      <text:p text:style-name="P5"><text:span text:style-name="Strong_20_Emphasis">DESCRIÇÃO SUCINTA</text:span>: Permite que pesquisador visualize o status atual e histórico de suas propostas submetidas.</text:p>
      <text:p text:style-name="P5"><text:soft-page-break/><text:span text:style-name="Strong_20_Emphasis">ATORES</text:span>:</text:p>
      <text:list text:style-name="L36">
        <text:list-item>
          <text:p text:style-name="P75">Pesquisador </text:p>
        </text:list-item>
      </text:list>
      <text:p text:style-name="P5"><text:span text:style-name="Strong_20_Emphasis">PRÉ-CONDIÇÕES</text:span>:</text:p>
      <text:list text:style-name="L37">
        <text:list-item>
          <text:p text:style-name="P76">Pesquisador está autenticado </text:p>
        </text:list-item>
        <text:list-item>
          <text:p text:style-name="P77">Pesquisador possui pelo menos uma proposta no sistema </text:p>
        </text:list-item>
      </text:list>
      <text:p text:style-name="P5"><text:span text:style-name="Strong_20_Emphasis">FLUXO BÁSICO</text:span>:</text:p>
      <text:list text:style-name="L38">
        <text:list-item>
          <text:p text:style-name="P78">[IN] Pesquisador acessa área "Minhas Propostas" </text:p>
        </text:list-item>
        <text:list-item>
          <text:p text:style-name="P78">[OUT] Sistema exibe lista de propostas com informações resumidas: </text:p>
          <text:list>
            <text:list-item>
              <text:p text:style-name="P78">Número do protocolo </text:p>
            </text:list-item>
            <text:list-item>
              <text:p text:style-name="P78">Título do projeto </text:p>
            </text:list-item>
            <text:list-item>
              <text:p text:style-name="P78">Edital relacionado </text:p>
            </text:list-item>
            <text:list-item>
              <text:p text:style-name="P78">Data de submissão </text:p>
            </text:list-item>
            <text:list-item>
              <text:p text:style-name="P78">Status atual (Em elaboração, Submetida, Em avaliação, Aprovada, Rejeitada) </text:p>
            </text:list-item>
          </text:list>
        </text:list-item>
        <text:list-item>
          <text:p text:style-name="P78">[IN] Pesquisador seleciona proposta para visualizar detalhes </text:p>
        </text:list-item>
        <text:list-item>
          <text:p text:style-name="P78">[OUT] Sistema exibe detalhes completos da proposta incluindo: </text:p>
          <text:list>
            <text:list-item>
              <text:p text:style-name="P78">Todos os dados do formulário </text:p>
            </text:list-item>
            <text:list-item>
              <text:p text:style-name="P78">Histórico de mudanças de status com datas </text:p>
            </text:list-item>
            <text:list-item>
              <text:p text:style-name="P78">Pareceres da avaliação (quando disponíveis) </text:p>
            </text:list-item>
            <text:list-item>
              <text:p text:style-name="P78">Documentos anexados </text:p>
            </text:list-item>
          </text:list>
        </text:list-item>
        <text:list-item>
          <text:p text:style-name="P78">[OUT] Sistema disponibiliza opções de download dos documentos </text:p>
        </text:list-item>
        <text:list-item>
          <text:p text:style-name="P79">[OUT] Sistema disponibiliza opção de impressão/exportação em PDF </text:p>
        </text:list-item>
      </text:list>
      <text:p text:style-name="P5"><text:span text:style-name="Strong_20_Emphasis">EXCEÇÕES</text:span>:</text:p>
      <text:p text:style-name="P5"><text:span text:style-name="Strong_20_Emphasis">Exceção 2a: Filtrar propostas</text:span></text:p>
      <text:list text:style-name="L39">
        <text:list-item>
          <text:p text:style-name="P80">2a.1 [IN] Pesquisador aplica filtros (status, data, edital, área de conhecimento) </text:p>
        </text:list-item>
        <text:list-item>
          <text:p text:style-name="P80">2a.2 [OUT] Sistema exibe lista filtrada de propostas </text:p>
        </text:list-item>
        <text:list-item>
          <text:p text:style-name="P80">2a.3 [IN] Pesquisador seleciona proposta </text:p>
        </text:list-item>
        <text:list-item>
          <text:p text:style-name="P81">Avança para o passo 4 </text:p>
        </text:list-item>
      </text:list>
      <text:p text:style-name="P5"><text:span text:style-name="Strong_20_Emphasis">Exceção 2b: Nenhuma proposta encontrada</text:span></text:p>
      <text:list text:style-name="L40">
        <text:list-item>
          <text:p text:style-name="P82">2b.1 [OUT] Sistema detecta que pesquisador não possui propostas </text:p>
        </text:list-item>
        <text:list-item>
          <text:p text:style-name="P82">2b.2 [OUT] Sistema exibe mensagem "Você ainda não possui propostas submetidas" </text:p>
        </text:list-item>
        <text:list-item>
          <text:p text:style-name="P82">2b.3 [OUT] Sistema oferece botão para "Submeter Nova Proposta" </text:p>
        </text:list-item>
        <text:list-item>
          <text:p text:style-name="P83">Caso de uso encerrado ou vai para UC03 </text:p>
        </text:list-item>
      </text:list>
      <text:p text:style-name="P5"><text:span text:style-name="Strong_20_Emphasis">Exceção 4a: Proposta em avaliação</text:span></text:p>
      <text:list text:style-name="L41">
        <text:list-item>
          <text:p text:style-name="P84">4a.1 [OUT] Sistema detecta status "Em avaliação" </text:p>
        </text:list-item>
        <text:list-item>
          <text:p text:style-name="P84">4a.2 [OUT] Sistema exibe informação de prazo estimado para conclusão </text:p>
        </text:list-item>
        <text:list-item>
          <text:p text:style-name="P84">4a.3 [OUT] Sistema oculta pareceres até finalização da avaliação </text:p>
        </text:list-item>
        <text:list-item>
          <text:p text:style-name="P85">Continua no passo 5 </text:p>
        </text:list-item>
      </text:list>
      <text:p text:style-name="P5"><text:span text:style-name="Strong_20_Emphasis">PÓS-CONDIÇÕES</text:span>:</text:p>
      <text:list text:style-name="L42">
        <text:list-item>
          <text:p text:style-name="P86">Pesquisador informado sobre situação de suas propostas </text:p>
        </text:list-item>
        <text:list-item>
          <text:p text:style-name="P87"><text:soft-page-break/>Histórico de acessos registrado em auditoria </text:p>
        </text:list-item>
      </text:list>
      <text:p text:style-name="P5"><text:span text:style-name="Strong_20_Emphasis">REQUISITOS ASSOCIADOS</text:span>: RF005, RF014</text:p>
      <text:p text:style-name="P8"/>
      <text:p text:style-name="P4">UC06 - Gerenciar Editais</text:p>
      <text:p text:style-name="P5"><text:span text:style-name="Strong_20_Emphasis">NOME</text:span>: Gerenciar Editais</text:p>
      <text:p text:style-name="P5"><text:span text:style-name="Strong_20_Emphasis">DESCRIÇÃO SUCINTA</text:span>: Permite que a instituição crie, edite, publique e encerre editais para submissão de propostas.</text:p>
      <text:p text:style-name="P5"><text:span text:style-name="Strong_20_Emphasis">ATORES</text:span>:</text:p>
      <text:list text:style-name="L43">
        <text:list-item>
          <text:p text:style-name="P88">Instituição </text:p>
        </text:list-item>
      </text:list>
      <text:p text:style-name="P5"><text:span text:style-name="Strong_20_Emphasis">PRÉ-CONDIÇÕES</text:span>:</text:p>
      <text:list text:style-name="L44">
        <text:list-item>
          <text:p text:style-name="P89">Usuário da instituição está autenticado </text:p>
        </text:list-item>
        <text:list-item>
          <text:p text:style-name="P90">Usuário possui permissão de gerenciamento de editais </text:p>
        </text:list-item>
      </text:list>
      <text:p text:style-name="P5"><text:span text:style-name="Strong_20_Emphasis">FLUXO BÁSICO</text:span>:</text:p>
      <text:list text:style-name="L45">
        <text:list-item>
          <text:p text:style-name="P91">[IN] Instituição acessa área "Gerenciar Editais" </text:p>
        </text:list-item>
        <text:list-item>
          <text:p text:style-name="P91">[OUT] Sistema exibe dashboard de editais com opções: criar, editar, visualizar </text:p>
        </text:list-item>
        <text:list-item>
          <text:p text:style-name="P91">[IN] Instituição seleciona "Criar Novo Edital" </text:p>
        </text:list-item>
        <text:list-item>
          <text:p text:style-name="P91">[OUT] Sistema exibe formulário com campos: </text:p>
          <text:list>
            <text:list-item>
              <text:p text:style-name="P91">Título do edital </text:p>
            </text:list-item>
            <text:list-item>
              <text:p text:style-name="P91">Descrição detalhada </text:p>
            </text:list-item>
            <text:list-item>
              <text:p text:style-name="P91">Data de abertura </text:p>
            </text:list-item>
            <text:list-item>
              <text:p text:style-name="P91">Data de fechamento </text:p>
            </text:list-item>
            <text:list-item>
              <text:p text:style-name="P91">Áreas de conhecimento aceitas </text:p>
            </text:list-item>
            <text:list-item>
              <text:p text:style-name="P91">Critérios de avaliação </text:p>
            </text:list-item>
            <text:list-item>
              <text:p text:style-name="P91">Documentação requerida </text:p>
            </text:list-item>
            <text:list-item>
              <text:p text:style-name="P91">Orçamento disponível </text:p>
            </text:list-item>
          </text:list>
        </text:list-item>
        <text:list-item>
          <text:p text:style-name="P91">[IN] Instituição preenche formulário </text:p>
        </text:list-item>
        <text:list-item>
          <text:p text:style-name="P91">[IN] Instituição define configurações de submissão e avaliação </text:p>
        </text:list-item>
        <text:list-item>
          <text:p text:style-name="P91">[IN] Instituição seleciona "Publicar Edital" </text:p>
        </text:list-item>
        <text:list-item>
          <text:p text:style-name="P91">[OUT] Sistema valida dados obrigatórios </text:p>
        </text:list-item>
        <text:list-item>
          <text:p text:style-name="P91">[OUT] Sistema valida datas (abertura &lt; fechamento) </text:p>
        </text:list-item>
        <text:list-item>
          <text:p text:style-name="P91">[OUT] Sistema ativa edital para submissões </text:p>
        </text:list-item>
        <text:list-item>
          <text:p text:style-name="P91">[OUT] Sistema envia notificações por email aos pesquisadores cadastrados </text:p>
        </text:list-item>
        <text:list-item>
          <text:p text:style-name="P92">[OUT] Sistema exibe mensagem "Edital publicado com sucesso" </text:p>
        </text:list-item>
      </text:list>
      <text:p text:style-name="P5"><text:span text:style-name="Strong_20_Emphasis">EXCEÇÕES</text:span>:</text:p>
      <text:p text:style-name="P5"><text:span text:style-name="Strong_20_Emphasis">Exceção 3a: Editar edital existente</text:span></text:p>
      <text:list text:style-name="L46">
        <text:list-item>
          <text:p text:style-name="P93">3a.1 [IN] Instituição seleciona "Editar Edital" </text:p>
        </text:list-item>
        <text:list-item>
          <text:p text:style-name="P93">3a.2 [OUT] Sistema exibe lista de editais (ativos e encerrados) </text:p>
        </text:list-item>
        <text:list-item>
          <text:p text:style-name="P93">3a.3 [IN] Instituição seleciona edital </text:p>
        </text:list-item>
        <text:list-item>
          <text:p text:style-name="P93">3a.4 [OUT] Sistema verifica se edital permite edição </text:p>
        </text:list-item>
        <text:list-item>
          <text:p text:style-name="P93">3a.5 [OUT] Sistema exibe formulário preenchido </text:p>
        </text:list-item>
        <text:list-item>
          <text:p text:style-name="P93">3a.6 [IN] Instituição modifica campos permitidos </text:p>
        </text:list-item>
        <text:list-item>
          <text:p text:style-name="P93"><text:soft-page-break/>3a.7 [OUT] Sistema valida e atualiza edital </text:p>
        </text:list-item>
        <text:list-item>
          <text:p text:style-name="P93">3a.8 [OUT] Sistema registra auditoria da modificação </text:p>
        </text:list-item>
        <text:list-item>
          <text:p text:style-name="P93">3a.9 [OUT] Sistema notifica pesquisadores sobre alterações </text:p>
        </text:list-item>
        <text:list-item>
          <text:p text:style-name="P94">Caso de uso encerrado </text:p>
        </text:list-item>
      </text:list>
      <text:p text:style-name="P5"><text:span text:style-name="Strong_20_Emphasis">Exceção 3b: Visualizar edital</text:span></text:p>
      <text:list text:style-name="L47">
        <text:list-item>
          <text:p text:style-name="P95">3b.1 [IN] Instituição seleciona "Visualizar Edital" </text:p>
        </text:list-item>
        <text:list-item>
          <text:p text:style-name="P95">3b.2 [OUT] Sistema exibe lista de editais </text:p>
        </text:list-item>
        <text:list-item>
          <text:p text:style-name="P95">3b.3 [IN] Instituição seleciona edital </text:p>
        </text:list-item>
        <text:list-item>
          <text:p text:style-name="P95">3b.4 [OUT] Sistema exibe detalhes completos e estatísticas (número de propostas, avaliações pendentes) </text:p>
        </text:list-item>
        <text:list-item>
          <text:p text:style-name="P96">Caso de uso encerrado </text:p>
        </text:list-item>
      </text:list>
      <text:p text:style-name="P5"><text:span text:style-name="Strong_20_Emphasis">Exceção 7a: Salvar como rascunho</text:span></text:p>
      <text:list text:style-name="L48">
        <text:list-item>
          <text:p text:style-name="P97">7a.1 [IN] Instituição seleciona "Salvar Rascunho" </text:p>
        </text:list-item>
        <text:list-item>
          <text:p text:style-name="P97">7a.2 [OUT] Sistema salva edital sem publicar </text:p>
        </text:list-item>
        <text:list-item>
          <text:p text:style-name="P97">7a.3 [OUT] Sistema exibe mensagem "Rascunho salvo" </text:p>
        </text:list-item>
        <text:list-item>
          <text:p text:style-name="P98">Caso de uso encerrado </text:p>
        </text:list-item>
      </text:list>
      <text:p text:style-name="P5"><text:span text:style-name="Strong_20_Emphasis">Exceção 9a: Datas inválidas</text:span></text:p>
      <text:list text:style-name="L49">
        <text:list-item>
          <text:p text:style-name="P99">9a.1 [OUT] Sistema detecta data de fechamento anterior à data de abertura </text:p>
        </text:list-item>
        <text:list-item>
          <text:p text:style-name="P99">9a.2 [OUT] Sistema exibe mensagem "Data de fechamento deve ser posterior à data de abertura" </text:p>
        </text:list-item>
        <text:list-item>
          <text:p text:style-name="P99">9a.3 [IN] Instituição corrige datas </text:p>
        </text:list-item>
        <text:list-item>
          <text:p text:style-name="P100">Retorna ao passo 7 </text:p>
        </text:list-item>
      </text:list>
      <text:p text:style-name="P5"><text:span text:style-name="Strong_20_Emphasis">Exceção 3c: Fechar edital antecipadamente</text:span></text:p>
      <text:list text:style-name="L50">
        <text:list-item>
          <text:p text:style-name="P101">3c.1 [IN] Instituição seleciona "Fechar Edital" </text:p>
        </text:list-item>
        <text:list-item>
          <text:p text:style-name="P101">3c.2 [OUT] Sistema exibe lista de editais abertos </text:p>
        </text:list-item>
        <text:list-item>
          <text:p text:style-name="P101">3c.3 [IN] Instituição seleciona edital e confirma fechamento </text:p>
        </text:list-item>
        <text:list-item>
          <text:p text:style-name="P101">3c.4 [OUT] Sistema solicita justificativa </text:p>
        </text:list-item>
        <text:list-item>
          <text:p text:style-name="P101">3c.5 [IN] Instituição fornece justificativa </text:p>
        </text:list-item>
        <text:list-item>
          <text:p text:style-name="P101">3c.6 [OUT] Sistema encerra período de submissão </text:p>
        </text:list-item>
        <text:list-item>
          <text:p text:style-name="P101">3c.7 [OUT] Sistema notifica pesquisadores </text:p>
        </text:list-item>
        <text:list-item>
          <text:p text:style-name="P101">3c.8 [OUT] Sistema registra auditoria </text:p>
        </text:list-item>
        <text:list-item>
          <text:p text:style-name="P102">Caso de uso encerrado </text:p>
        </text:list-item>
      </text:list>
      <text:p text:style-name="P5"><text:span text:style-name="Strong_20_Emphasis">PÓS-CONDIÇÕES</text:span>:</text:p>
      <text:list text:style-name="L51">
        <text:list-item>
          <text:p text:style-name="P103">Edital criado/atualizado no sistema </text:p>
        </text:list-item>
        <text:list-item>
          <text:p text:style-name="P103">Edital disponível para submissões (se publicado) </text:p>
        </text:list-item>
        <text:list-item>
          <text:p text:style-name="P103">Pesquisadores notificados </text:p>
        </text:list-item>
        <text:list-item>
          <text:p text:style-name="P104">Auditoria registrada </text:p>
        </text:list-item>
      </text:list>
      <text:p text:style-name="P5"><text:span text:style-name="Strong_20_Emphasis">REQUISITOS ASSOCIADOS</text:span>: RF002, RF012, RF014, RNF009</text:p>
      <text:p text:style-name="P8"/>
      <text:p text:style-name="P4">UC07 - Avaliar Proposta</text:p>
      <text:p text:style-name="P5"><text:span text:style-name="Strong_20_Emphasis">NOME</text:span>: Avaliar Proposta</text:p>
      <text:p text:style-name="P5"><text:soft-page-break/><text:span text:style-name="Strong_20_Emphasis">DESCRIÇÃO SUCINTA</text:span>: Permite que a instituição analise e avalie propostas submetidas, emitindo parecer e recomendação final.</text:p>
      <text:p text:style-name="P5"><text:span text:style-name="Strong_20_Emphasis">ATORES</text:span>:</text:p>
      <text:list text:style-name="L52">
        <text:list-item>
          <text:p text:style-name="P105">Instituição </text:p>
        </text:list-item>
      </text:list>
      <text:p text:style-name="P5"><text:span text:style-name="Strong_20_Emphasis">PRÉ-CONDIÇÕES</text:span>:</text:p>
      <text:list text:style-name="L53">
        <text:list-item>
          <text:p text:style-name="P106">Usuário da instituição está autenticado </text:p>
        </text:list-item>
        <text:list-item>
          <text:p text:style-name="P106">Proposta possui status "Submetida" ou "Em avaliação" </text:p>
        </text:list-item>
        <text:list-item>
          <text:p text:style-name="P107">Proposta foi designada ao avaliador </text:p>
        </text:list-item>
      </text:list>
      <text:p text:style-name="P5"><text:span text:style-name="Strong_20_Emphasis">FLUXO BÁSICO</text:span>:</text:p>
      <text:list text:style-name="L54">
        <text:list-item>
          <text:p text:style-name="P108">[IN] Instituição acessa área "Avaliar Propostas" </text:p>
        </text:list-item>
        <text:list-item>
          <text:p text:style-name="P108">[OUT] Sistema exibe lista de propostas designadas para avaliação </text:p>
        </text:list-item>
        <text:list-item>
          <text:p text:style-name="P108">[IN] Instituição seleciona proposta para avaliar </text:p>
        </text:list-item>
        <text:list-item>
          <text:p text:style-name="P108">[OUT] Sistema altera status para "Em avaliação" </text:p>
        </text:list-item>
        <text:list-item>
          <text:p text:style-name="P108">[OUT] Sistema exibe proposta completa com todos os dados e anexos </text:p>
        </text:list-item>
        <text:list-item>
          <text:p text:style-name="P108">[OUT] Sistema exibe formulário de avaliação estruturado com: </text:p>
          <text:list>
            <text:list-item>
              <text:p text:style-name="P108">Critérios de avaliação predefinidos pelo edital </text:p>
            </text:list-item>
            <text:list-item>
              <text:p text:style-name="P108">Campos para notas/pontuações (escala definida) </text:p>
            </text:list-item>
            <text:list-item>
              <text:p text:style-name="P108">Campo para comentários detalhados por critério </text:p>
            </text:list-item>
            <text:list-item>
              <text:p text:style-name="P108">Campo para parecer geral </text:p>
            </text:list-item>
            <text:list-item>
              <text:p text:style-name="P108">Recomendação final (Aprovar/Rejeitar/Solicitar Complementação) </text:p>
            </text:list-item>
          </text:list>
        </text:list-item>
        <text:list-item>
          <text:p text:style-name="P108">[IN] Instituição analisa proposta e documentos </text:p>
        </text:list-item>
        <text:list-item>
          <text:p text:style-name="P108">[IN] Instituição preenche formulário de avaliação </text:p>
        </text:list-item>
        <text:list-item>
          <text:p text:style-name="P108">[IN] Instituição seleciona "Submeter Avaliação" </text:p>
        </text:list-item>
        <text:list-item>
          <text:p text:style-name="P108">[OUT] Sistema valida preenchimento obrigatório </text:p>
        </text:list-item>
        <text:list-item>
          <text:p text:style-name="P108">[OUT] Sistema registra avaliação </text:p>
        </text:list-item>
        <text:list-item>
          <text:p text:style-name="P108">[OUT] Sistema atualiza status da proposta conforme recomendação </text:p>
        </text:list-item>
        <text:list-item>
          <text:p text:style-name="P108">[OUT] Sistema notifica coordenação </text:p>
        </text:list-item>
        <text:list-item>
          <text:p text:style-name="P108">[OUT] Sistema notifica pesquisador (se aplicável) </text:p>
        </text:list-item>
        <text:list-item>
          <text:p text:style-name="P109">[OUT] Sistema exibe mensagem "Avaliação registrada com sucesso" </text:p>
        </text:list-item>
      </text:list>
      <text:p text:style-name="P5"><text:span text:style-name="Strong_20_Emphasis">EXCEÇÕES</text:span>:</text:p>
      <text:p text:style-name="P5"><text:span text:style-name="Strong_20_Emphasis">Exceção 9a: Salvar avaliação parcial</text:span></text:p>
      <text:list text:style-name="L55">
        <text:list-item>
          <text:p text:style-name="P110">9a.1 [IN] Instituição seleciona "Salvar Rascunho" </text:p>
        </text:list-item>
        <text:list-item>
          <text:p text:style-name="P110">9a.2 [OUT] Sistema salva avaliação parcial </text:p>
        </text:list-item>
        <text:list-item>
          <text:p text:style-name="P110">9a.3 [OUT] Sistema mantém status "Em avaliação" </text:p>
        </text:list-item>
        <text:list-item>
          <text:p text:style-name="P110">9a.4 [OUT] Sistema exibe mensagem "Rascunho salvo" </text:p>
        </text:list-item>
        <text:list-item>
          <text:p text:style-name="P110">9a.5 [OUT] Sistema permite retorno posterior para conclusão </text:p>
        </text:list-item>
        <text:list-item>
          <text:p text:style-name="P111">Caso de uso encerrado </text:p>
        </text:list-item>
      </text:list>
      <text:p text:style-name="P5"><text:span text:style-name="Strong_20_Emphasis">Exceção 9b: Solicitar complementação</text:span></text:p>
      <text:list text:style-name="L56">
        <text:list-item>
          <text:p text:style-name="P112">9b.1 [IN] Instituição identifica necessidade de complementação </text:p>
        </text:list-item>
        <text:list-item>
          <text:p text:style-name="P112">9b.2 [IN] Instituição seleciona recomendação "Solicitar Complementação" </text:p>
        </text:list-item>
        <text:list-item>
          <text:p text:style-name="P112">9b.3 [OUT] Sistema exibe campo para descrever pendências </text:p>
        </text:list-item>
        <text:list-item>
          <text:p text:style-name="P112">9b.4 [IN] Instituição detalha informações/documentos necessários </text:p>
        </text:list-item>
        <text:list-item>
          <text:p text:style-name="P112"><text:soft-page-break/>9b.5 [IN] Instituição define prazo para resposta </text:p>
        </text:list-item>
        <text:list-item>
          <text:p text:style-name="P112">9b.6 [OUT] Sistema registra solicitação </text:p>
        </text:list-item>
        <text:list-item>
          <text:p text:style-name="P112">9b.7 [OUT] Sistema altera status para "Aguardando Complementação" </text:p>
        </text:list-item>
        <text:list-item>
          <text:p text:style-name="P112">9b.8 [OUT] Sistema notifica pesquisador com detalhes das pendências </text:p>
        </text:list-item>
        <text:list-item>
          <text:p text:style-name="P112">9b.9 [OUT] Sistema permite que pesquisador responda </text:p>
        </text:list-item>
        <text:list-item>
          <text:p text:style-name="P113">Caso de uso encerrado </text:p>
        </text:list-item>
      </text:list>
      <text:p text:style-name="P5"><text:span text:style-name="Strong_20_Emphasis">Exceção 10a: Campos obrigatórios não preenchidos</text:span></text:p>
      <text:list text:style-name="L57">
        <text:list-item>
          <text:p text:style-name="P114">10a.1 [OUT] Sistema detecta campos obrigatórios vazios </text:p>
        </text:list-item>
        <text:list-item>
          <text:p text:style-name="P114">10a.2 [OUT] Sistema exibe mensagem destacando campos faltantes </text:p>
        </text:list-item>
        <text:list-item>
          <text:p text:style-name="P114">10a.3 [IN] Instituição completa campos obrigatórios </text:p>
        </text:list-item>
        <text:list-item>
          <text:p text:style-name="P115">Retorna ao passo 9 </text:p>
        </text:list-item>
      </text:list>
      <text:p text:style-name="P5"><text:span text:style-name="Strong_20_Emphasis">Exceção 7a: Conflito de interesse</text:span></text:p>
      <text:list text:style-name="L58">
        <text:list-item>
          <text:p text:style-name="P116">7a.1 [IN] Instituição identifica conflito de interesse </text:p>
        </text:list-item>
        <text:list-item>
          <text:p text:style-name="P116">7a.2 [IN] Instituição seleciona "Declarar Impedimento" </text:p>
        </text:list-item>
        <text:list-item>
          <text:p text:style-name="P116">7a.3 [OUT] Sistema solicita justificativa </text:p>
        </text:list-item>
        <text:list-item>
          <text:p text:style-name="P116">7a.4 [IN] Instituição fornece justificativa </text:p>
        </text:list-item>
        <text:list-item>
          <text:p text:style-name="P116">7a.5 [OUT] Sistema remove designação </text:p>
        </text:list-item>
        <text:list-item>
          <text:p text:style-name="P116">7a.6 [OUT] Sistema notifica coordenação para redesignação </text:p>
        </text:list-item>
        <text:list-item>
          <text:p text:style-name="P117">Caso de uso encerrado </text:p>
        </text:list-item>
      </text:list>
      <text:p text:style-name="P5"><text:span text:style-name="Strong_20_Emphasis">PÓS-CONDIÇÕES</text:span>:</text:p>
      <text:list text:style-name="L59">
        <text:list-item>
          <text:p text:style-name="P118">Avaliação registrada no sistema </text:p>
        </text:list-item>
        <text:list-item>
          <text:p text:style-name="P118">Status da proposta atualizado </text:p>
        </text:list-item>
        <text:list-item>
          <text:p text:style-name="P118">Pesquisador e coordenação notificados </text:p>
        </text:list-item>
        <text:list-item>
          <text:p text:style-name="P119">Auditoria da avaliação registrada </text:p>
        </text:list-item>
      </text:list>
      <text:p text:style-name="P5"><text:span text:style-name="Strong_20_Emphasis">REQUISITOS ASSOCIADOS</text:span>: RF006, RF007, RF012, RF014</text:p>
      <text:p text:style-name="P8"/>
      <text:p text:style-name="P4">UC08 - Alterar Status da Submissão</text:p>
      <text:p text:style-name="P5"><text:span text:style-name="Strong_20_Emphasis">NOME</text:span>: Alterar Status da Submissão</text:p>
      <text:p text:style-name="P5"><text:span text:style-name="Strong_20_Emphasis">DESCRIÇÃO SUCINTA</text:span>: Permite que a instituição altere manualmente o status de uma proposta no fluxo de avaliação.</text:p>
      <text:p text:style-name="P5"><text:span text:style-name="Strong_20_Emphasis">ATORES</text:span>:</text:p>
      <text:list text:style-name="L60">
        <text:list-item>
          <text:p text:style-name="P120">Instituição </text:p>
        </text:list-item>
      </text:list>
      <text:p text:style-name="P5"><text:span text:style-name="Strong_20_Emphasis">PRÉ-CONDIÇÕES</text:span>:</text:p>
      <text:list text:style-name="L61">
        <text:list-item>
          <text:p text:style-name="P121">Usuário da instituição está autenticado </text:p>
        </text:list-item>
        <text:list-item>
          <text:p text:style-name="P121">Usuário possui permissão de gestão de propostas </text:p>
        </text:list-item>
        <text:list-item>
          <text:p text:style-name="P122">Proposta existe no sistema </text:p>
        </text:list-item>
      </text:list>
      <text:p text:style-name="P5"><text:span text:style-name="Strong_20_Emphasis">FLUXO BÁSICO</text:span>:</text:p>
      <text:list text:style-name="L62">
        <text:list-item>
          <text:p text:style-name="P123">[IN] Instituição acessa área "Gerenciar Propostas" </text:p>
        </text:list-item>
        <text:list-item>
          <text:p text:style-name="P123">[OUT] Sistema exibe lista de propostas com filtros </text:p>
        </text:list-item>
        <text:list-item>
          <text:p text:style-name="P123"><text:soft-page-break/>[IN] Instituição localiza e seleciona proposta </text:p>
        </text:list-item>
        <text:list-item>
          <text:p text:style-name="P123">[OUT] Sistema exibe detalhes da proposta e status atual </text:p>
        </text:list-item>
        <text:list-item>
          <text:p text:style-name="P123">[IN] Instituição seleciona "Alterar Status" </text:p>
        </text:list-item>
        <text:list-item>
          <text:p text:style-name="P123">[OUT] Sistema exibe status disponíveis: </text:p>
          <text:list>
            <text:list-item>
              <text:p text:style-name="P123">Submetida </text:p>
            </text:list-item>
            <text:list-item>
              <text:p text:style-name="P123">Em avaliação </text:p>
            </text:list-item>
            <text:list-item>
              <text:p text:style-name="P123">Aguardando Complementação </text:p>
            </text:list-item>
            <text:list-item>
              <text:p text:style-name="P123">Aprovada </text:p>
            </text:list-item>
            <text:list-item>
              <text:p text:style-name="P123">Rejeitada </text:p>
            </text:list-item>
          </text:list>
        </text:list-item>
        <text:list-item>
          <text:p text:style-name="P123">[IN] Instituição seleciona novo status </text:p>
        </text:list-item>
        <text:list-item>
          <text:p text:style-name="P123">[OUT] Sistema solicita justificativa obrigatória da alteração </text:p>
        </text:list-item>
        <text:list-item>
          <text:p text:style-name="P123">[IN] Instituição fornece justificativa detalhada </text:p>
        </text:list-item>
        <text:list-item>
          <text:p text:style-name="P123">[OUT] Sistema valida mudança de status (regras de transição) </text:p>
        </text:list-item>
        <text:list-item>
          <text:p text:style-name="P123">[OUT] Sistema atualiza status da proposta </text:p>
        </text:list-item>
        <text:list-item>
          <text:p text:style-name="P123">[OUT] Sistema registra auditoria completa (usuário, data/hora, status anterior, novo status, justificativa) </text:p>
        </text:list-item>
        <text:list-item>
          <text:p text:style-name="P123">[OUT] Sistema envia notificação por email ao pesquisador </text:p>
        </text:list-item>
        <text:list-item>
          <text:p text:style-name="P124">[OUT] Sistema exibe mensagem "Status alterado com sucesso" </text:p>
        </text:list-item>
      </text:list>
      <text:p text:style-name="P5"><text:span text:style-name="Strong_20_Emphasis">EXCEÇÕES</text:span>:</text:p>
      <text:p text:style-name="P5"><text:span text:style-name="Strong_20_Emphasis">Exceção 10a: Mudança de status inválida</text:span></text:p>
      <text:list text:style-name="L63">
        <text:list-item>
          <text:p text:style-name="P125">10a.1 [OUT] Sistema detecta transição de status não permitida </text:p>
        </text:list-item>
        <text:list-item>
          <text:p text:style-name="P125">10a.2 [OUT] Sistema exibe mensagem explicativa sobre regras de transição </text:p>
        </text:list-item>
        <text:list-item>
          <text:p text:style-name="P125">10a.3 [IN] Instituição seleciona status válido </text:p>
        </text:list-item>
        <text:list-item>
          <text:p text:style-name="P126">Retorna ao passo 7 </text:p>
        </text:list-item>
      </text:list>
      <text:p text:style-name="P5"><text:span text:style-name="Strong_20_Emphasis">Exceção 9a: Justificativa insuficiente</text:span></text:p>
      <text:list text:style-name="L64">
        <text:list-item>
          <text:p text:style-name="P127">9a.1 [OUT] Sistema detecta justificativa vazia ou muito curta (&lt; 20 caracteres) </text:p>
        </text:list-item>
        <text:list-item>
          <text:p text:style-name="P127">9a.2 [OUT] Sistema exibe mensagem "Justificativa obrigatória e deve conter no mínimo 20 caracteres" </text:p>
        </text:list-item>
        <text:list-item>
          <text:p text:style-name="P127">9a.3 [IN] Instituição fornece justificativa adequada </text:p>
        </text:list-item>
        <text:list-item>
          <text:p text:style-name="P128">Retorna ao passo 10 </text:p>
        </text:list-item>
      </text:list>
      <text:p text:style-name="P5"><text:span text:style-name="Strong_20_Emphasis">Exceção 7a: Aprovar proposta</text:span></text:p>
      <text:list text:style-name="L65">
        <text:list-item>
          <text:p text:style-name="P129">7a.1 [IN] Instituição seleciona status "Aprovada" </text:p>
        </text:list-item>
        <text:list-item>
          <text:p text:style-name="P129">7a.2 [OUT] Sistema solicita confirmação e justificativa </text:p>
        </text:list-item>
        <text:list-item>
          <text:p text:style-name="P129">7a.3 [OUT] Sistema exibe campo para informações adicionais (valor aprovado, prazo, etc.) </text:p>
        </text:list-item>
        <text:list-item>
          <text:p text:style-name="P129">7a.4 [IN] Instituição confirma e fornece informações </text:p>
        </text:list-item>
        <text:list-item>
          <text:p text:style-name="P130">Avança para passo 10 </text:p>
        </text:list-item>
      </text:list>
      <text:p text:style-name="P5"><text:span text:style-name="Strong_20_Emphasis">Exceção 7b: Rejeitar proposta</text:span></text:p>
      <text:list text:style-name="L66">
        <text:list-item>
          <text:p text:style-name="P131">7b.1 [IN] Instituição seleciona status "Rejeitada" </text:p>
        </text:list-item>
        <text:list-item>
          <text:p text:style-name="P131">7b.2 [OUT] Sistema solicita motivo detalhado da rejeição </text:p>
        </text:list-item>
        <text:list-item>
          <text:p text:style-name="P131">7b.3 [IN] Instituição fornece motivo detalhado </text:p>
        </text:list-item>
        <text:list-item>
          <text:p text:style-name="P131">7b.4 [OUT] Sistema solicita confirmação </text:p>
        </text:list-item>
        <text:list-item>
          <text:p text:style-name="P131">7b.5 [IN] Instituição confirma rejeição </text:p>
        </text:list-item>
        <text:list-item>
          <text:p text:style-name="P132"><text:soft-page-break/>Avança para passo 10 </text:p>
        </text:list-item>
      </text:list>
      <text:p text:style-name="P5"><text:span text:style-name="Strong_20_Emphasis">PÓS-CONDIÇÕES</text:span>:</text:p>
      <text:list text:style-name="L67">
        <text:list-item>
          <text:p text:style-name="P133">Status da proposta atualizado </text:p>
        </text:list-item>
        <text:list-item>
          <text:p text:style-name="P133">Auditoria completa registrada </text:p>
        </text:list-item>
        <text:list-item>
          <text:p text:style-name="P133">Pesquisador notificado </text:p>
        </text:list-item>
        <text:list-item>
          <text:p text:style-name="P134">Histórico de status atualizado </text:p>
        </text:list-item>
      </text:list>
      <text:p text:style-name="P5"><text:span text:style-name="Strong_20_Emphasis">REQUISITOS ASSOCIADOS</text:span>: RF006, RF012, RF014, RNF008</text:p>
      <text:p text:style-name="P8"/>
      <text:p text:style-name="P4">UC09 - Gerar Relatórios Gerenciais</text:p>
      <text:p text:style-name="P5"><text:span text:style-name="Strong_20_Emphasis">NOME</text:span>: Gerar Relatórios Gerenciais</text:p>
      <text:p text:style-name="P5"><text:span text:style-name="Strong_20_Emphasis">DESCRIÇÃO SUCINTA</text:span>: Permite que a instituição gere relatórios estatísticos e analíticos sobre propostas, avaliações e desempenho do sistema.</text:p>
      <text:p text:style-name="P1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09T20:18:00</meta:creation-date>
    <meta:initial-creator>Irlan Arley Targino Moreira</meta:initial-creator>
    <dc:date>2025-10-27T13:28:48.614002622</dc:date>
    <meta:editing-duration>PT2H2M52S</meta:editing-duration>
    <meta:editing-cycles>3</meta:editing-cycles>
    <meta:generator>LibreOffice/25.8.2.2$Linux_X86_64 LibreOffice_project/580$Build-2</meta:generator>
    <meta:document-statistic meta:table-count="0" meta:image-count="0" meta:object-count="0" meta:page-count="14" meta:paragraph-count="484" meta:word-count="3152" meta:character-count="20837" meta:non-whitespace-character-count="18168"/>
  </office:meta>
</office:document-meta>
</file>